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ystem-ui" svg:font-family="system-ui, apple-system, 'Segoe UI', Roboto, 'Helvetica Neue', Arial, 'Noto Sans', 'Liberation Sans', sans-serif, 'Apple Color Emoji', 'Segoe UI Emoji', 'Segoe UI Symbol', 'Noto Color Emoji'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6bfa41"/>
    </style:style>
    <style:style style:name="P2" style:family="paragraph" style:parent-style-name="Standard">
      <style:paragraph-properties fo:text-align="justify" style:justify-single-word="false"/>
      <style:text-properties officeooo:paragraph-rsid="0033ee90"/>
    </style:style>
    <style:style style:name="P3" style:family="paragraph" style:parent-style-name="Standard">
      <style:paragraph-properties fo:text-align="justify" style:justify-single-word="false"/>
      <style:text-properties officeooo:paragraph-rsid="006feba4"/>
    </style:style>
    <style:style style:name="P4" style:family="paragraph" style:parent-style-name="Standard">
      <style:paragraph-properties fo:text-align="justify" style:justify-single-word="false"/>
      <style:text-properties officeooo:paragraph-rsid="007552e1"/>
    </style:style>
    <style:style style:name="P5" style:family="paragraph" style:parent-style-name="Standard">
      <style:paragraph-properties fo:text-align="justify" style:justify-single-word="false"/>
      <style:text-properties officeooo:paragraph-rsid="007e209c"/>
    </style:style>
    <style:style style:name="P6" style:family="paragraph" style:parent-style-name="Standard">
      <style:paragraph-properties fo:text-align="justify" style:justify-single-word="false"/>
      <style:text-properties officeooo:paragraph-rsid="007f3aa6"/>
    </style:style>
    <style:style style:name="P7" style:family="paragraph" style:parent-style-name="Standard">
      <style:paragraph-properties fo:text-align="justify" style:justify-single-word="false"/>
      <style:text-properties officeooo:paragraph-rsid="0085a54f"/>
    </style:style>
    <style:style style:name="P8" style:family="paragraph" style:parent-style-name="Standard">
      <style:paragraph-properties fo:text-align="justify" style:justify-single-word="false"/>
      <style:text-properties officeooo:paragraph-rsid="00687119"/>
    </style:style>
    <style:style style:name="P9" style:family="paragraph" style:parent-style-name="Standard">
      <style:paragraph-properties fo:text-align="justify" style:justify-single-word="false"/>
      <style:text-properties officeooo:paragraph-rsid="00910c0e"/>
    </style:style>
    <style:style style:name="P10" style:family="paragraph" style:parent-style-name="Standard">
      <style:paragraph-properties fo:text-align="justify" style:justify-single-word="false"/>
      <style:text-properties officeooo:paragraph-rsid="00948704"/>
    </style:style>
    <style:style style:name="P11" style:family="paragraph" style:parent-style-name="Standard">
      <style:paragraph-properties fo:text-align="justify" style:justify-single-word="false"/>
      <style:text-properties fo:color="#000000" style:font-name="arial" fo:font-size="12pt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fo:color="#000000" style:font-name="arial" fo:font-size="12pt" officeooo:paragraph-rsid="000ea3a0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fo:color="#000000" style:font-name="arial" fo:font-size="12pt" officeooo:paragraph-rsid="0063b9dd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fo:color="#000000" style:font-name="arial" fo:font-size="12pt" officeooo:paragraph-rsid="0013405f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fo:color="#000000" style:font-name="arial" fo:font-size="12pt" officeooo:paragraph-rsid="001828e3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fo:color="#000000" style:font-name="arial" fo:font-size="12pt" officeooo:paragraph-rsid="003adbfd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fo:color="#000000" style:font-name="arial" fo:font-size="12pt" officeooo:paragraph-rsid="001530fc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fo:color="#000000" style:font-name="arial" fo:font-size="12pt" officeooo:paragraph-rsid="002803c2" style:font-size-asian="12pt" style:font-size-complex="12pt"/>
    </style:style>
    <style:style style:name="P19" style:family="paragraph" style:parent-style-name="Standard">
      <style:paragraph-properties fo:text-align="justify" style:justify-single-word="false"/>
      <style:text-properties fo:color="#000000" style:font-name="arial" fo:font-size="12pt" officeooo:paragraph-rsid="0019be87" style:font-size-asian="12pt" style:font-size-complex="12pt"/>
    </style:style>
    <style:style style:name="P20" style:family="paragraph" style:parent-style-name="Standard">
      <style:paragraph-properties fo:text-align="justify" style:justify-single-word="false"/>
      <style:text-properties fo:color="#000000" style:font-name="arial" fo:font-size="12pt" officeooo:paragraph-rsid="0030ced4" style:font-size-asian="12pt" style:font-size-complex="12pt"/>
    </style:style>
    <style:style style:name="P21" style:family="paragraph" style:parent-style-name="Standard">
      <style:paragraph-properties fo:text-align="justify" style:justify-single-word="false"/>
      <style:text-properties fo:color="#000000" style:font-name="arial" fo:font-size="12pt" style:font-name-asian="Arial1" style:font-size-asian="12pt" style:font-name-complex="Arial1" style:font-size-complex="12pt" style:language-complex="pt" style:country-complex="PT"/>
    </style:style>
    <style:style style:name="P22" style:family="paragraph" style:parent-style-name="Standard">
      <style:paragraph-properties fo:text-align="justify" style:justify-single-word="false"/>
      <style:text-properties fo:color="#000000" style:font-name="arial" fo:font-size="12pt" style:text-underline-style="solid" style:text-underline-width="auto" style:text-underline-color="font-color" fo:font-weight="bold" style:font-name-asian="Arial1" style:font-size-asian="12pt" style:font-weight-asian="bold" style:font-name-complex="Arial1" style:font-size-complex="12pt" style:language-complex="pt" style:country-complex="PT"/>
    </style:style>
    <style:style style:name="P23" style:family="paragraph" style:parent-style-name="Standard">
      <style:paragraph-properties fo:text-align="justify" style:justify-single-word="false"/>
      <style:text-properties fo:color="#000000" style:font-name="arial" fo:font-size="18pt" officeooo:paragraph-rsid="00607129" style:font-size-asian="18pt" style:font-size-complex="18pt"/>
    </style:style>
    <style:style style:name="P24" style:family="paragraph" style:parent-style-name="Standard">
      <style:paragraph-properties fo:text-align="justify" style:justify-single-word="false"/>
      <style:text-properties fo:color="#000000" style:font-name="arial" fo:font-size="18pt" officeooo:paragraph-rsid="0064a0a0" style:font-size-asian="18pt" style:font-size-complex="18pt"/>
    </style:style>
    <style:style style:name="P25" style:family="paragraph" style:parent-style-name="Standard">
      <style:paragraph-properties fo:text-align="justify" style:justify-single-word="false"/>
      <style:text-properties fo:color="#000000" style:font-name="arial" fo:font-size="18pt" officeooo:paragraph-rsid="00923315" style:font-size-asian="18pt" style:font-size-complex="18pt"/>
    </style:style>
    <style:style style:name="P26" style:family="paragraph" style:parent-style-name="Standard">
      <style:paragraph-properties fo:text-align="justify" style:justify-single-word="false"/>
      <style:text-properties fo:color="#000000" style:font-name="arial" fo:font-size="18pt" fo:font-weight="bold" officeooo:paragraph-rsid="004b2349" style:font-size-asian="18pt" style:font-weight-asian="bold" style:font-name-complex="Arial1" style:font-size-complex="18pt" style:language-complex="pt" style:country-complex="PT"/>
    </style:style>
    <style:style style:name="P27" style:family="paragraph" style:parent-style-name="Standard">
      <style:paragraph-properties fo:text-align="justify" style:justify-single-word="false"/>
      <style:text-properties style:font-name="arial"/>
    </style:style>
    <style:style style:name="P28" style:family="paragraph" style:parent-style-name="Standard">
      <style:paragraph-properties fo:text-align="justify" style:justify-single-word="false"/>
      <style:text-properties style:font-name="arial" officeooo:paragraph-rsid="00622c0c"/>
    </style:style>
    <style:style style:name="P29" style:family="paragraph" style:parent-style-name="Standard">
      <style:paragraph-properties fo:text-align="justify" style:justify-single-word="false"/>
      <style:text-properties style:font-name="arial" officeooo:paragraph-rsid="0064a0a0"/>
    </style:style>
    <style:style style:name="P30" style:family="paragraph" style:parent-style-name="Standard">
      <style:paragraph-properties fo:text-align="justify" style:justify-single-word="false"/>
      <style:text-properties style:font-name="arial" officeooo:paragraph-rsid="0063b9dd"/>
    </style:style>
    <style:style style:name="P31" style:family="paragraph" style:parent-style-name="Standard">
      <style:paragraph-properties fo:text-align="justify" style:justify-single-word="false"/>
      <style:text-properties style:font-name="arial" officeooo:paragraph-rsid="004b2349"/>
    </style:style>
    <style:style style:name="P32" style:family="paragraph" style:parent-style-name="Standard">
      <style:paragraph-properties fo:text-align="justify" style:justify-single-word="false"/>
      <style:text-properties style:font-name="arial" officeooo:paragraph-rsid="00617058"/>
    </style:style>
    <style:style style:name="P33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fo:font-weight="normal" officeooo:rsid="006d1691" officeooo:paragraph-rsid="00210946" style:font-size-asian="12pt" style:font-size-complex="12pt"/>
    </style:style>
    <style:style style:name="P34" style:family="paragraph" style:parent-style-name="Heading_20_1">
      <style:paragraph-properties fo:text-align="justify" style:justify-single-word="false"/>
      <style:text-properties fo:color="#000000" style:font-name="arial" fo:font-size="18pt" officeooo:paragraph-rsid="003d34e2" style:font-size-asian="18pt" style:font-size-complex="18pt"/>
    </style:style>
    <style:style style:name="P35" style:family="paragraph" style:parent-style-name="Heading_20_1">
      <style:paragraph-properties fo:text-align="justify" style:justify-single-word="false"/>
      <style:text-properties fo:color="#000000" style:font-name="arial" fo:font-size="18pt" officeooo:paragraph-rsid="000ea3a0" style:font-size-asian="18pt" style:font-size-complex="18pt"/>
    </style:style>
    <style:style style:name="P36" style:family="paragraph" style:parent-style-name="Heading_20_1">
      <style:paragraph-properties fo:text-align="justify" style:justify-single-word="false"/>
      <style:text-properties fo:color="#000000" style:font-name="arial" fo:font-size="12pt" style:font-size-asian="12pt" style:font-name-complex="Arial1" style:font-size-complex="12pt" style:language-complex="pt" style:country-complex="PT"/>
    </style:style>
    <style:style style:name="P37" style:family="paragraph" style:parent-style-name="Heading_20_1">
      <style:paragraph-properties fo:text-align="justify" style:justify-single-word="false"/>
      <style:text-properties officeooo:paragraph-rsid="00500d21"/>
    </style:style>
    <style:style style:name="P38" style:family="paragraph" style:parent-style-name="Heading_20_2">
      <style:paragraph-properties fo:text-align="justify" style:justify-single-word="false"/>
      <style:text-properties officeooo:paragraph-rsid="000ea3a0"/>
    </style:style>
    <style:style style:name="P39" style:family="paragraph" style:parent-style-name="Title" style:master-page-name="First_20_Page">
      <style:paragraph-properties fo:text-align="justify" style:justify-single-word="false" style:page-number="auto"/>
      <style:text-properties fo:color="#000000" style:font-name="arial" fo:font-size="24pt" officeooo:paragraph-rsid="000ea3a0" style:font-name-asian="Arial1" style:font-size-asian="24pt" style:font-name-complex="Arial1" style:font-size-complex="24pt" style:language-complex="pt" style:country-complex="PT"/>
    </style:style>
    <style:style style:name="P40" style:family="paragraph" style:parent-style-name="Standard">
      <style:paragraph-properties fo:text-align="justify" style:justify-single-word="false"/>
      <style:text-properties fo:color="#000000" style:font-name="arial" fo:font-size="12pt" officeooo:paragraph-rsid="001530fc" style:font-size-asian="12pt" style:font-size-complex="12pt"/>
    </style:style>
    <style:style style:name="P41" style:family="paragraph" style:parent-style-name="Standard">
      <style:paragraph-properties fo:text-align="justify" style:justify-single-word="false"/>
      <style:text-properties officeooo:paragraph-rsid="0097f129"/>
    </style:style>
    <style:style style:name="T1" style:family="text">
      <style:text-properties fo:color="#000000" style:font-name="arial" fo:font-size="12pt" style:text-underline-style="none" style:font-name-asian="Arial1" style:font-size-asian="12pt" style:font-name-complex="Arial1" style:font-size-complex="12pt" style:language-complex="pt" style:country-complex="PT"/>
    </style:style>
    <style:style style:name="T2" style:family="text">
      <style:text-properties fo:color="#000000" style:font-name="arial" fo:font-size="12pt" style:text-underline-style="none" officeooo:rsid="00047fbc" style:font-name-asian="Arial1" style:font-size-asian="12pt" style:font-name-complex="Arial1" style:font-size-complex="12pt" style:language-complex="pt" style:country-complex="PT"/>
    </style:style>
    <style:style style:name="T3" style:family="text">
      <style:text-properties fo:color="#000000" style:font-name="arial" fo:font-size="12pt" style:text-underline-style="none" officeooo:rsid="002b5927" style:font-name-asian="Arial1" style:font-size-asian="12pt" style:font-name-complex="Arial1" style:font-size-complex="12pt" style:language-complex="pt" style:country-complex="PT"/>
    </style:style>
    <style:style style:name="T4" style:family="text">
      <style:text-properties fo:color="#000000" style:font-name="arial" fo:font-size="12pt" style:text-underline-style="none" officeooo:rsid="002cdfe1" style:font-name-asian="Arial1" style:font-size-asian="12pt" style:font-name-complex="Arial1" style:font-size-complex="12pt" style:language-complex="pt" style:country-complex="PT"/>
    </style:style>
    <style:style style:name="T5" style:family="text">
      <style:text-properties fo:color="#000000" style:font-name="arial" fo:font-size="12pt" style:text-underline-style="none" officeooo:rsid="00495cb2" style:font-name-asian="Arial1" style:font-size-asian="12pt" style:font-name-complex="Arial1" style:font-size-complex="12pt" style:language-complex="pt" style:country-complex="PT"/>
    </style:style>
    <style:style style:name="T6" style:family="text">
      <style:text-properties fo:color="#000000" style:font-name="arial" fo:font-size="12pt" style:text-underline-style="none" officeooo:rsid="00617058" style:font-name-asian="Arial1" style:font-size-asian="12pt" style:font-name-complex="Arial1" style:font-size-complex="12pt" style:language-complex="pt" style:country-complex="PT"/>
    </style:style>
    <style:style style:name="T7" style:family="text">
      <style:text-properties fo:color="#000000" style:font-name="arial" fo:font-size="12pt" style:text-underline-style="none" style:font-size-asian="12pt" style:font-size-complex="12pt"/>
    </style:style>
    <style:style style:name="T8" style:family="text">
      <style:text-properties fo:color="#000000" style:font-name="arial" fo:font-size="12pt" style:text-underline-style="none" officeooo:rsid="002cdfe1" style:font-size-asian="12pt" style:font-size-complex="12pt"/>
    </style:style>
    <style:style style:name="T9" style:family="text"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T10" style:family="text">
      <style:text-properties fo:color="#000000" style:font-name="arial" fo:font-size="12pt" fo:font-weight="normal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1" style:family="text">
      <style:text-properties fo:color="#000000" style:font-name="arial" fo:font-size="12pt" fo:font-weight="normal" officeooo:rsid="0030ced4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2" style:family="text">
      <style:text-properties fo:color="#000000" style:font-name="arial" fo:font-size="12pt" fo:font-weight="normal" officeooo:rsid="006bfa41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3" style:family="text">
      <style:text-properties fo:color="#000000" style:font-name="arial" fo:font-size="12pt" fo:font-weight="normal" officeooo:rsid="0033ee90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4" style:family="text">
      <style:text-properties fo:color="#000000" style:font-name="arial" fo:font-size="12pt" fo:font-weight="normal" officeooo:rsid="007552e1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5" style:family="text">
      <style:text-properties fo:color="#000000" style:font-name="arial" fo:font-size="12pt" fo:font-weight="normal" officeooo:rsid="007cfc2f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6" style:family="text">
      <style:text-properties fo:color="#000000" style:font-name="arial" fo:font-size="12pt" fo:font-weight="normal" officeooo:rsid="007e209c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7" style:family="text">
      <style:text-properties fo:color="#000000" style:font-name="arial" fo:font-size="12pt" fo:font-weight="normal" officeooo:rsid="007f3aa6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8" style:family="text">
      <style:text-properties fo:color="#000000" style:font-name="arial" fo:font-size="12pt" fo:font-weight="normal" officeooo:rsid="00877b89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9" style:family="text">
      <style:text-properties fo:color="#000000" style:font-name="arial" fo:font-size="12pt" fo:font-weight="normal" officeooo:rsid="001b7398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20" style:family="text">
      <style:text-properties fo:color="#000000" style:font-name="arial" fo:font-size="12pt" fo:font-weight="normal" officeooo:rsid="008c2915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21" style:family="text">
      <style:text-properties fo:color="#000000" style:font-name="arial" fo:font-size="12pt" fo:font-weight="normal" officeooo:rsid="008d4e0a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22" style:family="text">
      <style:text-properties fo:color="#000000" style:font-name="arial" fo:font-size="12pt" fo:font-weight="normal" officeooo:rsid="008ffe10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23" style:family="text">
      <style:text-properties fo:color="#000000" style:font-name="arial" fo:font-size="12pt" fo:font-weight="normal" officeooo:rsid="0085a54f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24" style:family="text">
      <style:text-properties fo:color="#000000" style:font-name="arial" fo:font-size="12pt" fo:font-weight="normal" officeooo:rsid="00910c0e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25" style:family="text">
      <style:text-properties fo:color="#000000" style:font-name="arial" fo:font-size="12pt" fo:font-weight="normal" officeooo:rsid="001a8142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26" style:family="text">
      <style:text-properties fo:color="#000000" style:font-name="arial" fo:font-size="12pt" fo:font-weight="normal" officeooo:rsid="0097f129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27" style:family="text">
      <style:text-properties fo:color="#000000" style:font-name="arial" fo:font-size="12pt" style:text-underline-style="solid" style:text-underline-width="auto" style:text-underline-color="font-color" style:font-name-asian="Arial1" style:font-size-asian="12pt" style:font-name-complex="Arial1" style:font-size-complex="12pt" style:language-complex="pt" style:country-complex="PT"/>
    </style:style>
    <style:style style:name="T28" style:family="text">
      <style:text-properties fo:color="#000000" style:font-name="arial" fo:font-size="12pt" style:text-underline-style="solid" style:text-underline-width="auto" style:text-underline-color="font-color" officeooo:rsid="002cdfe1" style:font-name-asian="Arial1" style:font-size-asian="12pt" style:font-name-complex="Arial1" style:font-size-complex="12pt" style:language-complex="pt" style:country-complex="PT"/>
    </style:style>
    <style:style style:name="T29" style:family="text">
      <style:text-properties fo:color="#000000" style:font-name="arial" fo:font-size="12pt" style:text-underline-style="solid" style:text-underline-width="auto" style:text-underline-color="font-color" officeooo:rsid="00047fbc" style:font-name-asian="Arial1" style:font-size-asian="12pt" style:font-name-complex="Arial1" style:font-size-complex="12pt" style:language-complex="pt" style:country-complex="PT"/>
    </style:style>
    <style:style style:name="T30" style:family="text">
      <style:text-properties fo:color="#000000" style:font-name="arial" fo:font-size="12pt" fo:font-weight="bold" style:font-name-asian="Arial1" style:font-size-asian="12pt" style:font-weight-asian="bold" style:font-name-complex="Arial1" style:font-size-complex="12pt" style:language-complex="pt" style:country-complex="PT"/>
    </style:style>
    <style:style style:name="T31" style:family="text">
      <style:text-properties fo:color="#000000" style:font-name="arial" fo:font-size="12pt" fo:font-weight="bold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32" style:family="text">
      <style:text-properties fo:color="#000000" style:font-name="arial" fo:font-size="12pt" fo:font-weight="bold" officeooo:rsid="006bfa41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33" style:family="text">
      <style:text-properties fo:color="#000000" style:font-name="arial" fo:font-size="12pt" fo:font-weight="bold" officeooo:rsid="002d9598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34" style:family="text">
      <style:text-properties fo:color="#000000" style:font-name="arial" fo:font-size="12pt" fo:font-weight="bold" officeooo:rsid="00622c0c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35" style:family="text">
      <style:text-properties fo:color="#000000" style:font-name="arial" fo:font-size="12pt" fo:font-weight="bold" officeooo:rsid="0030ced4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36" style:family="text">
      <style:text-properties fo:color="#000000" style:font-name="arial" fo:font-size="12pt" fo:font-weight="bold" officeooo:rsid="0013405f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37" style:family="text">
      <style:text-properties fo:color="#000000" style:font-name="arial" fo:font-size="12pt" fo:font-weight="bold" officeooo:rsid="00659201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38" style:family="text">
      <style:text-properties fo:color="#000000" style:font-name="arial" fo:font-size="12pt" fo:font-weight="bold" officeooo:rsid="0033ee90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39" style:family="text">
      <style:text-properties fo:color="#000000" style:font-name="arial" fo:font-size="12pt" fo:font-weight="bold" officeooo:rsid="006feba4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40" style:family="text">
      <style:text-properties fo:color="#000000" style:font-name="arial" fo:font-size="12pt" fo:font-weight="bold" officeooo:rsid="007552e1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41" style:family="text">
      <style:text-properties fo:color="#000000" style:font-name="arial" fo:font-size="12pt" fo:font-weight="bold" officeooo:rsid="007e209c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42" style:family="text">
      <style:text-properties fo:color="#000000" style:font-name="arial" fo:font-size="12pt" fo:font-weight="bold" officeooo:rsid="007f3aa6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43" style:family="text">
      <style:text-properties fo:color="#000000" style:font-name="arial" fo:font-size="12pt" fo:font-weight="bold" officeooo:rsid="003adbfd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44" style:family="text">
      <style:text-properties fo:color="#000000" style:font-name="arial" fo:font-size="12pt" fo:font-weight="bold" officeooo:rsid="0080fd3c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45" style:family="text">
      <style:text-properties fo:color="#000000" style:font-name="arial" fo:font-size="12pt" fo:font-weight="bold" officeooo:rsid="001530fc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46" style:family="text">
      <style:text-properties fo:color="#000000" style:font-name="arial" fo:font-size="12pt" fo:font-weight="bold" officeooo:rsid="00910c0e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47" style:family="text">
      <style:text-properties fo:color="#000000" style:font-name="arial" fo:font-size="12pt" fo:font-weight="bold" officeooo:rsid="00948704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48" style:family="text">
      <style:text-properties fo:color="#000000" style:font-name="arial" fo:font-size="12pt" fo:font-weight="bold" officeooo:rsid="0097f129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49" style:family="text">
      <style:text-properties fo:color="#000000" style:font-name="arial" fo:font-size="12pt" fo:font-weight="bold" officeooo:rsid="00988c81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50" style:family="text">
      <style:text-properties fo:color="#000000" style:font-name="arial" fo:font-size="12pt" fo:font-weight="bold" officeooo:rsid="004b2349" style:font-name-asian="Arial1" style:font-size-asian="12pt" style:font-weight-asian="bold" style:font-name-complex="Arial1" style:font-size-complex="12pt" style:language-complex="pt" style:country-complex="PT"/>
    </style:style>
    <style:style style:name="T51" style:family="text">
      <style:text-properties fo:color="#000000" style:font-name="arial" fo:font-size="12pt" fo:font-weight="bold" officeooo:rsid="001b7398" style:font-name-asian="Arial1" style:font-size-asian="12pt" style:font-weight-asian="bold" style:font-name-complex="Arial1" style:font-size-complex="12pt" style:language-complex="pt" style:country-complex="PT"/>
    </style:style>
    <style:style style:name="T52" style:family="text">
      <style:text-properties fo:color="#000000" style:font-name="arial" fo:font-size="12pt" fo:font-weight="bold" officeooo:rsid="001a8142" style:font-name-asian="Arial1" style:font-size-asian="12pt" style:font-weight-asian="bold" style:font-name-complex="Arial1" style:font-size-complex="12pt" style:language-complex="pt" style:country-complex="PT"/>
    </style:style>
    <style:style style:name="T53" style:family="text">
      <style:text-properties fo:color="#000000" style:font-name="arial" fo:font-size="12pt" fo:font-weight="bold" officeooo:rsid="001530fc" fo:background-color="#ffffff" loext:char-shading-value="0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54" style:family="text">
      <style:text-properties fo:color="#000000" style:font-name="arial" fo:font-size="12pt" fo:font-weight="bold" officeooo:rsid="0085a54f" fo:background-color="#ffffff" loext:char-shading-value="0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55" style:family="text">
      <style:text-properties fo:color="#000000" style:font-name="arial" fo:font-size="12pt" fo:font-weight="bold" officeooo:rsid="00910c0e" fo:background-color="#ffffff" loext:char-shading-value="0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56" style:family="text">
      <style:text-properties fo:color="#000000" style:font-name="arial" fo:font-size="12pt" style:font-name-asian="Arial1" style:font-size-asian="12pt" style:font-name-complex="Arial1" style:font-size-complex="12pt" style:language-complex="pt" style:country-complex="PT"/>
    </style:style>
    <style:style style:name="T57" style:family="text">
      <style:text-properties fo:color="#000000" style:font-name="arial" fo:font-size="12pt" officeooo:rsid="0085a54f" style:font-name-asian="Arial1" style:font-size-asian="12pt" style:font-name-complex="Arial1" style:font-size-complex="12pt" style:language-complex="pt" style:country-complex="PT"/>
    </style:style>
    <style:style style:name="T58" style:family="text">
      <style:text-properties fo:color="#000000" style:font-name="arial" fo:font-size="12pt" style:font-name-asian="Arial1" style:font-size-asian="12pt" style:font-name-complex="Arial1" style:font-size-complex="12pt" style:language-complex="pt" style:country-complex="PT" style:font-weight-complex="bold"/>
    </style:style>
    <style:style style:name="T59" style:family="text">
      <style:text-properties fo:color="#000000" style:font-name="arial" fo:font-size="12pt" officeooo:rsid="001530fc" style:font-name-asian="Arial1" style:font-size-asian="12pt" style:font-name-complex="Arial1" style:font-size-complex="12pt" style:language-complex="pt" style:country-complex="PT" style:font-weight-complex="bold"/>
    </style:style>
    <style:style style:name="T60" style:family="text">
      <style:text-properties fo:color="#000000" style:font-name="arial" fo:font-size="12pt" fo:background-color="#ffffff" loext:char-shading-value="0" style:font-size-asian="12pt" style:font-name-complex="Arial1" style:font-size-complex="12pt"/>
    </style:style>
    <style:style style:name="T61" style:family="text">
      <style:text-properties fo:color="#000000" style:font-name="arial" style:text-underline-style="solid" style:text-underline-width="auto" style:text-underline-color="font-color"/>
    </style:style>
    <style:style style:name="T62" style:family="text">
      <style:text-properties fo:color="#000000" fo:font-size="12pt" fo:font-weight="normal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63" style:family="text">
      <style:text-properties fo:color="#000000" fo:font-size="12pt" fo:font-weight="normal" officeooo:rsid="0030ced4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64" style:family="text">
      <style:text-properties fo:color="#000000" fo:font-size="12pt" fo:font-weight="normal" officeooo:rsid="0063b9dd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65" style:family="text">
      <style:text-properties fo:color="#000000" fo:font-size="12pt" fo:font-weight="normal" officeooo:rsid="005831da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66" style:family="text">
      <style:text-properties fo:color="#000000" fo:font-size="12pt" fo:font-weight="normal" officeooo:rsid="005b6cb5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67" style:family="text">
      <style:text-properties fo:color="#000000" fo:font-size="12pt" fo:font-weight="normal" officeooo:rsid="005a2d6e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68" style:family="text">
      <style:text-properties fo:color="#000000" fo:font-size="12pt" fo:font-weight="normal" officeooo:rsid="0052edc5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69" style:family="text">
      <style:text-properties fo:color="#000000" fo:font-size="12pt" fo:font-weight="normal" officeooo:rsid="001b7398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70" style:family="text">
      <style:text-properties fo:color="#000000" fo:font-size="12pt" fo:font-weight="normal" officeooo:rsid="00617058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71" style:family="text">
      <style:text-properties fo:color="#000000" fo:font-size="12pt" fo:font-weight="normal" officeooo:rsid="001a8142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72" style:family="text">
      <style:text-properties fo:color="#000000" fo:font-size="12pt" fo:font-weight="bold" style:font-name-asian="Arial1" style:font-size-asian="12pt" style:font-weight-asian="bold" style:font-name-complex="Arial1" style:font-size-complex="12pt" style:language-complex="pt" style:country-complex="PT"/>
    </style:style>
    <style:style style:name="T73" style:family="text">
      <style:text-properties fo:color="#000000" fo:font-size="12pt" fo:font-weight="bold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74" style:family="text">
      <style:text-properties fo:color="#000000" fo:font-size="12pt" fo:font-weight="bold" officeooo:rsid="00622c0c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75" style:family="text">
      <style:text-properties fo:color="#000000" fo:font-size="12pt" fo:font-weight="bold" officeooo:rsid="002d9598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76" style:family="text">
      <style:text-properties fo:color="#000000" fo:font-size="12pt" fo:font-weight="bold" officeooo:rsid="0030ced4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77" style:family="text">
      <style:text-properties fo:color="#000000" fo:font-size="12pt" fo:font-weight="bold" officeooo:rsid="0013405f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78" style:family="text">
      <style:text-properties fo:color="#000000" fo:font-size="12pt" fo:font-weight="bold" officeooo:rsid="00659201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79" style:family="text">
      <style:text-properties fo:color="#000000" fo:font-size="12pt" fo:font-weight="bold" officeooo:rsid="003adbfd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80" style:family="text">
      <style:text-properties fo:color="#000000" fo:font-size="12pt" fo:font-weight="bold" officeooo:rsid="0052edc5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81" style:family="text">
      <style:text-properties fo:color="#000000" fo:font-size="12pt" fo:font-weight="bold" officeooo:rsid="003adbfd" style:font-name-asian="Arial1" style:font-size-asian="12pt" style:font-weight-asian="bold" style:font-name-complex="Arial1" style:font-size-complex="12pt" style:language-complex="pt" style:country-complex="PT"/>
    </style:style>
    <style:style style:name="T82" style:family="text">
      <style:text-properties fo:color="#000000" fo:font-size="12pt" fo:font-weight="bold" officeooo:rsid="005831da" style:font-name-asian="Arial1" style:font-size-asian="12pt" style:font-weight-asian="bold" style:font-name-complex="Arial1" style:font-size-complex="12pt" style:language-complex="pt" style:country-complex="PT"/>
    </style:style>
    <style:style style:name="T83" style:family="text">
      <style:text-properties fo:color="#000000" fo:font-size="12pt" fo:font-weight="bold" officeooo:rsid="0052edc5" style:font-name-asian="Arial1" style:font-size-asian="12pt" style:font-weight-asian="bold" style:font-name-complex="Arial1" style:font-size-complex="12pt" style:language-complex="pt" style:country-complex="PT"/>
    </style:style>
    <style:style style:name="T84" style:family="text">
      <style:text-properties fo:color="#000000" fo:font-size="12pt" fo:font-weight="bold" officeooo:rsid="00500d21" style:font-name-asian="Arial1" style:font-size-asian="12pt" style:font-weight-asian="bold" style:font-name-complex="Arial1" style:font-size-complex="12pt" style:language-complex="pt" style:country-complex="PT"/>
    </style:style>
    <style:style style:name="T85" style:family="text">
      <style:text-properties fo:color="#000000" fo:font-size="12pt" fo:font-weight="bold" officeooo:rsid="004b2349" style:font-name-asian="Arial1" style:font-size-asian="12pt" style:font-weight-asian="bold" style:font-name-complex="Arial1" style:font-size-complex="12pt" style:language-complex="pt" style:country-complex="PT"/>
    </style:style>
    <style:style style:name="T86" style:family="text">
      <style:text-properties fo:color="#000000" fo:font-size="12pt" fo:font-weight="bold" officeooo:rsid="001b7398" style:font-name-asian="Arial1" style:font-size-asian="12pt" style:font-weight-asian="bold" style:font-name-complex="Arial1" style:font-size-complex="12pt" style:language-complex="pt" style:country-complex="PT"/>
    </style:style>
    <style:style style:name="T87" style:family="text">
      <style:text-properties fo:color="#000000" fo:font-size="12pt" fo:font-weight="bold" officeooo:rsid="001a8142" style:font-name-asian="Arial1" style:font-size-asian="12pt" style:font-weight-asian="bold" style:font-name-complex="Arial1" style:font-size-complex="12pt" style:language-complex="pt" style:country-complex="PT"/>
    </style:style>
    <style:style style:name="T88" style:family="text">
      <style:text-properties fo:color="#000000" fo:font-size="12pt" fo:font-weight="bold" officeooo:rsid="002803c2" style:font-name-asian="Arial1" style:font-size-asian="12pt" style:font-weight-asian="bold" style:font-name-complex="Arial1" style:font-size-complex="12pt" style:language-complex="pt" style:country-complex="PT"/>
    </style:style>
    <style:style style:name="T89" style:family="text">
      <style:text-properties fo:color="#000000" fo:font-size="12pt" fo:font-weight="bold" style:font-name-asian="Arial1" style:font-size-asian="12pt" style:font-weight-asian="bold" style:font-name-complex="Arial1" style:font-size-complex="12pt" style:language-complex="pt" style:country-complex="PT" style:font-weight-complex="normal"/>
    </style:style>
    <style:style style:name="T90" style:family="text">
      <style:text-properties fo:color="#000000" fo:font-size="12pt" fo:font-weight="bold" officeooo:rsid="00617058" style:font-name-asian="Arial1" style:font-size-asian="12pt" style:font-weight-asian="bold" style:font-name-complex="Arial1" style:font-size-complex="12pt" style:language-complex="pt" style:country-complex="PT" style:font-weight-complex="normal"/>
    </style:style>
    <style:style style:name="T91" style:family="text">
      <style:text-properties fo:color="#000000" fo:font-size="12pt" fo:font-weight="bold" officeooo:rsid="001a8142" style:font-name-asian="Arial1" style:font-size-asian="12pt" style:font-weight-asian="bold" style:font-name-complex="Arial1" style:font-size-complex="12pt" style:language-complex="pt" style:country-complex="PT" style:font-weight-complex="normal"/>
    </style:style>
    <style:style style:name="T92" style:family="text">
      <style:text-properties fo:color="#000000" fo:font-size="12pt" fo:font-weight="bold" officeooo:rsid="001b7398" style:font-name-asian="Arial1" style:font-size-asian="12pt" style:font-weight-asian="bold" style:font-name-complex="Arial1" style:font-size-complex="12pt" style:language-complex="pt" style:country-complex="PT" style:font-weight-complex="normal"/>
    </style:style>
    <style:style style:name="T93" style:family="text">
      <style:text-properties fo:color="#000000" fo:font-size="12pt" fo:font-weight="bold" officeooo:rsid="00617058" style:font-name-asian="Arial1" style:font-size-asian="12pt" style:font-weight-asian="bold" style:font-name-complex="Arial1" style:font-size-complex="12pt" style:language-complex="pt" style:country-complex="PT"/>
    </style:style>
    <style:style style:name="T94" style:family="text">
      <style:text-properties fo:font-variant="normal" fo:text-transform="none" fo:color="#000000" fo:font-size="12pt" fo:letter-spacing="normal" fo:font-style="normal" fo:font-weight="normal" officeooo:rsid="00673727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95" style:family="text">
      <style:text-properties fo:font-variant="normal" fo:text-transform="none" fo:color="#000000" fo:font-size="12pt" fo:letter-spacing="normal" fo:font-style="normal" fo:font-weight="normal" officeooo:rsid="001b7398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96" style:family="text">
      <style:text-properties fo:font-variant="normal" fo:text-transform="none" fo:color="#000000" fo:font-size="12pt" fo:letter-spacing="normal" fo:font-style="normal" fo:font-weight="normal" officeooo:rsid="005631c6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97" style:family="text">
      <style:text-properties fo:font-variant="normal" fo:text-transform="none" fo:color="#000000" fo:font-size="12pt" fo:letter-spacing="normal" fo:font-style="normal" fo:font-weight="bold" officeooo:rsid="00617058" style:font-name-asian="Arial1" style:font-size-asian="12pt" style:font-weight-asian="bold" style:font-name-complex="Arial1" style:font-size-complex="12pt" style:language-complex="pt" style:country-complex="PT" style:font-weight-complex="normal"/>
    </style:style>
    <style:style style:name="T98" style:family="text">
      <style:text-properties fo:font-variant="normal" fo:text-transform="none" fo:color="#000000" style:font-name="arial" fo:font-size="12pt" fo:letter-spacing="normal" fo:font-style="normal" fo:font-weight="normal" fo:background-color="#ffffff" loext:char-shading-value="0" style:font-name-asian="Arial1" style:font-size-asian="12pt" style:font-name-complex="Arial1" style:font-size-complex="12pt" style:language-complex="pt" style:country-complex="PT"/>
    </style:style>
    <style:style style:name="T99" style:family="text">
      <style:text-properties fo:font-variant="normal" fo:text-transform="none" fo:color="#000000" style:font-name="arial" fo:font-size="12pt" fo:letter-spacing="normal" fo:font-style="normal" fo:font-weight="normal" officeooo:rsid="0085a54f" fo:background-color="#ffffff" loext:char-shading-value="0" style:font-name-asian="Arial1" style:font-size-asian="12pt" style:font-name-complex="Arial1" style:font-size-complex="12pt" style:language-complex="pt" style:country-complex="PT"/>
    </style:style>
    <style:style style:name="T100" style:family="text">
      <style:text-properties fo:font-variant="normal" fo:text-transform="none" fo:color="#000000" style:font-name="arial" fo:font-size="12pt" fo:letter-spacing="normal" fo:font-style="normal" fo:font-weight="normal" officeooo:rsid="003bc016" fo:background-color="#ffffff" loext:char-shading-value="0" style:font-name-asian="Arial1" style:font-size-asian="12pt" style:font-weight-asian="normal" style:font-name-complex="Arial1" style:font-size-complex="12pt" style:language-complex="pt" style:country-complex="PT" style:font-weight-complex="normal" loext:padding="0cm" loext:border="none"/>
    </style:style>
    <style:style style:name="T101" style:family="text">
      <style:text-properties fo:font-variant="normal" fo:text-transform="none" fo:color="#000000" style:font-name="arial" fo:font-size="12pt" fo:letter-spacing="normal" fo:font-style="normal" fo:font-weight="normal" officeooo:rsid="00210946" fo:background-color="#ffffff" loext:char-shading-value="0" style:font-name-asian="Arial1" style:font-size-asian="12pt" style:font-weight-asian="normal" style:font-name-complex="Arial1" style:font-size-complex="12pt" style:language-complex="pt" style:country-complex="PT" style:font-weight-complex="normal" loext:padding="0cm" loext:border="none"/>
    </style:style>
    <style:style style:name="T102" style:family="text">
      <style:text-properties fo:font-variant="normal" fo:text-transform="none" fo:color="#000000" style:font-name="arial" fo:font-size="12pt" fo:letter-spacing="normal" fo:font-style="normal" fo:font-weight="normal" officeooo:rsid="008b2979" fo:background-color="#ffffff" loext:char-shading-value="0" style:font-name-asian="Arial1" style:font-size-asian="12pt" style:font-weight-asian="normal" style:font-name-complex="Arial1" style:font-size-complex="12pt" style:language-complex="pt" style:country-complex="PT" style:font-weight-complex="normal" loext:padding="0cm" loext:border="none"/>
    </style:style>
    <style:style style:name="T103" style:family="text">
      <style:text-properties fo:font-variant="normal" fo:text-transform="none" fo:color="#000000" style:font-name="arial" fo:font-size="12pt" fo:letter-spacing="normal" fo:font-style="normal" fo:font-weight="normal" officeooo:rsid="0097f129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04" style:family="text">
      <style:text-properties fo:font-variant="normal" fo:text-transform="none" fo:color="#000000" style:font-name="arial" fo:font-size="12pt" fo:letter-spacing="normal" fo:font-style="normal" fo:font-weight="bold" officeooo:rsid="00210946" fo:background-color="#ffffff" loext:char-shading-value="0" style:font-name-asian="Arial1" style:font-size-asian="12pt" style:font-weight-asian="bold" style:font-name-complex="Arial1" style:font-size-complex="12pt" style:language-complex="pt" style:country-complex="PT" style:font-weight-complex="bold" loext:padding="0cm" loext:border="none"/>
    </style:style>
    <style:style style:name="T105" style:family="text">
      <style:text-properties fo:font-variant="normal" fo:text-transform="none" fo:color="#000000" style:font-name="arial" fo:font-size="12pt" fo:letter-spacing="normal" fo:font-style="normal" fo:font-weight="bold" officeooo:rsid="003bc016" fo:background-color="#ffffff" loext:char-shading-value="0" style:font-name-asian="Arial1" style:font-size-asian="12pt" style:font-weight-asian="bold" style:font-name-complex="Arial1" style:font-size-complex="12pt" style:language-complex="pt" style:country-complex="PT" style:font-weight-complex="bold" loext:padding="0cm" loext:border="none"/>
    </style:style>
    <style:style style:name="T106" style:family="text">
      <style:text-properties fo:font-variant="normal" fo:text-transform="none" fo:color="#000000" style:font-name="arial" fo:font-size="12pt" fo:letter-spacing="normal" fo:font-style="normal" fo:font-weight="bold" officeooo:rsid="008b2979" fo:background-color="#ffffff" loext:char-shading-value="0" style:font-name-asian="Arial1" style:font-size-asian="12pt" style:font-weight-asian="bold" style:font-name-complex="Arial1" style:font-size-complex="12pt" style:language-complex="pt" style:country-complex="PT" style:font-weight-complex="bold" loext:padding="0cm" loext:border="none"/>
    </style:style>
    <style:style style:name="T107" style:family="text">
      <style:text-properties fo:font-variant="normal" fo:text-transform="none" fo:letter-spacing="normal" fo:font-style="normal" fo:font-weight="normal" style:font-name-asian="Arial1" style:font-weight-asian="normal" style:font-name-complex="Arial1" style:language-complex="pt" style:country-complex="PT" style:font-weight-complex="normal"/>
    </style:style>
    <style:style style:name="T108" style:family="text">
      <style:text-properties fo:font-variant="normal" fo:text-transform="none" fo:letter-spacing="normal" fo:font-style="normal" fo:font-weight="normal" officeooo:rsid="00047fbc" style:font-name-asian="Arial1" style:font-weight-asian="normal" style:font-name-complex="Arial1" style:language-complex="pt" style:country-complex="PT" style:font-weight-complex="normal"/>
    </style:style>
    <style:style style:name="T109" style:family="text">
      <style:text-properties fo:font-weight="bold" style:font-weight-asian="bold" style:font-name-complex="Arial1" style:language-complex="pt" style:country-complex="PT"/>
    </style:style>
    <style:style style:name="T110" style:family="text">
      <style:text-properties fo:font-weight="bold" officeooo:rsid="00222d90" style:font-weight-asian="bold" style:font-name-complex="Arial1" style:language-complex="pt" style:country-complex="PT"/>
    </style:style>
    <style:style style:name="T111" style:family="text">
      <style:text-properties fo:font-weight="bold" officeooo:rsid="00047fbc" style:font-weight-asian="bold" style:font-name-complex="Arial1" style:language-complex="pt" style:country-complex="PT"/>
    </style:style>
    <style:style style:name="T112" style:family="text">
      <style:text-properties fo:font-weight="bold" officeooo:rsid="000ea3a0" style:font-weight-asian="bold" style:font-name-complex="Arial1" style:language-complex="pt" style:country-complex="PT"/>
    </style:style>
    <style:style style:name="T113" style:family="text">
      <style:text-properties fo:font-weight="bold" officeooo:rsid="00390218" style:font-weight-asian="bold" style:font-name-complex="Arial1" style:language-complex="pt" style:country-complex="PT"/>
    </style:style>
    <style:style style:name="T114" style:family="text">
      <style:text-properties fo:font-weight="bold" officeooo:rsid="00940090" style:font-weight-asian="bold" style:font-name-complex="Arial1" style:language-complex="pt" style:country-complex="PT"/>
    </style:style>
    <style:style style:name="T115" style:family="text">
      <style:text-properties fo:font-weight="bold" style:font-name-asian="Arial1" style:font-weight-asian="bold" style:font-name-complex="Arial1" style:language-complex="pt" style:country-complex="PT"/>
    </style:style>
    <style:style style:name="T116" style:family="text">
      <style:text-properties fo:font-weight="bold" officeooo:rsid="00047fbc" style:font-name-asian="Arial1" style:font-weight-asian="bold" style:font-name-complex="Arial1" style:language-complex="pt" style:country-complex="PT"/>
    </style:style>
    <style:style style:name="T117" style:family="text">
      <style:text-properties fo:font-weight="bold" style:font-name-asian="Arial1" style:font-weight-asian="bold" style:font-name-complex="Arial1" style:language-complex="pt" style:country-complex="PT" style:font-weight-complex="bold"/>
    </style:style>
    <style:style style:name="T118" style:family="text">
      <style:text-properties fo:font-weight="bold" officeooo:rsid="0013405f" style:font-name-asian="Arial1" style:font-weight-asian="bold" style:font-name-complex="Arial1" style:language-complex="pt" style:country-complex="PT" style:font-weight-complex="bold"/>
    </style:style>
    <style:style style:name="T119" style:family="text">
      <style:text-properties fo:font-weight="bold" officeooo:rsid="001530fc" style:font-name-asian="Arial1" style:font-weight-asian="bold" style:font-name-complex="Arial1" style:language-complex="pt" style:country-complex="PT" style:font-weight-complex="bold"/>
    </style:style>
    <style:style style:name="T120" style:family="text">
      <style:text-properties fo:font-weight="bold" officeooo:rsid="00169323" style:font-name-asian="Arial1" style:font-weight-asian="bold" style:font-name-complex="Arial1" style:language-complex="pt" style:country-complex="PT" style:font-weight-complex="bold"/>
    </style:style>
    <style:style style:name="T121" style:family="text">
      <style:text-properties fo:font-weight="bold" officeooo:rsid="002d9598" style:font-name-asian="Arial1" style:font-weight-asian="bold" style:font-name-complex="Arial1" style:language-complex="pt" style:country-complex="PT" style:font-weight-complex="bold"/>
    </style:style>
    <style:style style:name="T122" style:family="text">
      <style:text-properties fo:font-weight="bold" officeooo:rsid="0030ced4" style:font-name-asian="Arial1" style:font-weight-asian="bold" style:font-name-complex="Arial1" style:language-complex="pt" style:country-complex="PT" style:font-weight-complex="bold"/>
    </style:style>
    <style:style style:name="T123" style:family="text">
      <style:text-properties fo:font-weight="bold" officeooo:rsid="003adbfd" style:font-name-asian="Arial1" style:font-weight-asian="bold" style:font-name-complex="Arial1" style:language-complex="pt" style:country-complex="PT" style:font-weight-complex="bold"/>
    </style:style>
    <style:style style:name="T124" style:family="text">
      <style:text-properties fo:font-weight="bold" officeooo:rsid="00500d21" style:font-name-asian="Arial1" style:font-weight-asian="bold" style:font-name-complex="Arial1" style:language-complex="pt" style:country-complex="PT" style:font-weight-complex="bold"/>
    </style:style>
    <style:style style:name="T125" style:family="text">
      <style:text-properties fo:font-weight="bold" officeooo:rsid="0097f129" style:font-name-asian="Arial1" style:font-weight-asian="bold" style:font-name-complex="Arial1" style:language-complex="pt" style:country-complex="PT" style:font-weight-complex="bold"/>
    </style:style>
    <style:style style:name="T126" style:family="text">
      <style:text-properties fo:font-weight="bold" officeooo:rsid="001b7398" style:font-name-asian="Arial1" style:font-weight-asian="bold" style:font-name-complex="Arial1" style:language-complex="pt" style:country-complex="PT"/>
    </style:style>
    <style:style style:name="T127" style:family="text">
      <style:text-properties fo:font-weight="bold" officeooo:rsid="001a8142" style:font-name-asian="Arial1" style:font-weight-asian="bold" style:font-name-complex="Arial1" style:language-complex="pt" style:country-complex="PT"/>
    </style:style>
    <style:style style:name="T128" style:family="text">
      <style:text-properties fo:font-weight="bold" officeooo:rsid="002803c2" style:font-name-asian="Arial1" style:font-weight-asian="bold" style:font-name-complex="Arial1" style:language-complex="pt" style:country-complex="PT"/>
    </style:style>
    <style:style style:name="T129" style:family="text">
      <style:text-properties fo:font-weight="bold" officeooo:rsid="002d9598" style:font-name-asian="Arial1" style:font-weight-asian="bold" style:font-name-complex="Arial1" style:language-complex="pt" style:country-complex="PT"/>
    </style:style>
    <style:style style:name="T130" style:family="text">
      <style:text-properties fo:font-weight="bold" officeooo:rsid="003adbfd" style:font-name-asian="Arial1" style:font-weight-asian="bold" style:font-name-complex="Arial1" style:language-complex="pt" style:country-complex="PT"/>
    </style:style>
    <style:style style:name="T131" style:family="text">
      <style:text-properties fo:font-weight="bold" officeooo:rsid="00500d21" style:font-name-asian="Arial1" style:font-weight-asian="bold" style:font-name-complex="Arial1" style:language-complex="pt" style:country-complex="PT"/>
    </style:style>
    <style:style style:name="T132" style:family="text">
      <style:text-properties fo:font-weight="bold" officeooo:rsid="001530fc" fo:background-color="#ffffff" loext:char-shading-value="0" style:font-name-asian="Arial1" style:font-weight-asian="bold" style:font-name-complex="Arial1" style:language-complex="pt" style:country-complex="PT" style:font-weight-complex="bold"/>
    </style:style>
    <style:style style:name="T133" style:family="text">
      <style:text-properties fo:font-weight="normal" style:font-name-asian="Arial1" style:font-weight-asian="normal" style:font-name-complex="Arial1" style:language-complex="pt" style:country-complex="PT" style:font-weight-complex="normal"/>
    </style:style>
    <style:style style:name="T134" style:family="text">
      <style:text-properties fo:font-weight="normal" officeooo:rsid="001a8142" style:font-name-asian="Arial1" style:font-weight-asian="normal" style:font-name-complex="Arial1" style:language-complex="pt" style:country-complex="PT" style:font-weight-complex="normal"/>
    </style:style>
    <style:style style:name="T135" style:family="text">
      <style:text-properties fo:font-weight="normal" officeooo:rsid="00075bc8" style:font-name-asian="Arial1" style:font-weight-asian="normal" style:font-name-complex="Arial1" style:language-complex="pt" style:country-complex="PT" style:font-weight-complex="normal"/>
    </style:style>
    <style:style style:name="T136" style:family="text">
      <style:text-properties fo:font-weight="normal" officeooo:rsid="0005cd84" style:font-name-asian="Arial1" style:font-weight-asian="normal" style:font-name-complex="Arial1" style:language-complex="pt" style:country-complex="PT" style:font-weight-complex="normal"/>
    </style:style>
    <style:style style:name="T137" style:family="text">
      <style:text-properties fo:font-weight="normal" officeooo:rsid="000ea3a0" style:font-name-asian="Arial1" style:font-weight-asian="normal" style:font-name-complex="Arial1" style:language-complex="pt" style:country-complex="PT" style:font-weight-complex="normal"/>
    </style:style>
    <style:style style:name="T138" style:family="text">
      <style:text-properties fo:font-weight="normal" officeooo:rsid="00125cbe" style:font-name-asian="Arial1" style:font-weight-asian="normal" style:font-name-complex="Arial1" style:language-complex="pt" style:country-complex="PT" style:font-weight-complex="normal"/>
    </style:style>
    <style:style style:name="T139" style:family="text">
      <style:text-properties fo:font-weight="normal" officeooo:rsid="000baeaf" style:font-name-asian="Arial1" style:font-weight-asian="normal" style:font-name-complex="Arial1" style:language-complex="pt" style:country-complex="PT" style:font-weight-complex="normal"/>
    </style:style>
    <style:style style:name="T140" style:family="text">
      <style:text-properties fo:font-weight="normal" officeooo:rsid="002d9598" style:font-name-asian="Arial1" style:font-weight-asian="normal" style:font-name-complex="Arial1" style:language-complex="pt" style:country-complex="PT" style:font-weight-complex="normal"/>
    </style:style>
    <style:style style:name="T141" style:family="text">
      <style:text-properties fo:font-weight="normal" officeooo:rsid="0030ced4" style:font-name-asian="Arial1" style:font-weight-asian="normal" style:font-name-complex="Arial1" style:language-complex="pt" style:country-complex="PT" style:font-weight-complex="normal"/>
    </style:style>
    <style:style style:name="T142" style:family="text">
      <style:text-properties fo:font-weight="normal" officeooo:rsid="003adbfd" style:font-name-asian="Arial1" style:font-weight-asian="normal" style:font-name-complex="Arial1" style:language-complex="pt" style:country-complex="PT" style:font-weight-complex="normal"/>
    </style:style>
    <style:style style:name="T143" style:family="text">
      <style:text-properties fo:font-weight="normal" officeooo:rsid="0045a71c" style:font-name-asian="Arial1" style:font-weight-asian="normal" style:font-name-complex="Arial1" style:language-complex="pt" style:country-complex="PT" style:font-weight-complex="normal"/>
    </style:style>
    <style:style style:name="T144" style:family="text">
      <style:text-properties fo:font-weight="normal" officeooo:rsid="00500d21" style:font-name-asian="Arial1" style:font-weight-asian="normal" style:font-name-complex="Arial1" style:language-complex="pt" style:country-complex="PT" style:font-weight-complex="normal"/>
    </style:style>
    <style:style style:name="T145" style:family="text">
      <style:text-properties style:font-name-asian="Arial1" style:font-name-complex="Arial1" style:language-complex="pt" style:country-complex="PT"/>
    </style:style>
    <style:style style:name="T146" style:family="text">
      <style:text-properties officeooo:rsid="0013405f" style:font-name-asian="Arial1" style:font-name-complex="Arial1" style:language-complex="pt" style:country-complex="PT"/>
    </style:style>
    <style:style style:name="T147" style:family="text">
      <style:text-properties officeooo:rsid="001a8142" style:font-name-asian="Arial1" style:font-name-complex="Arial1" style:language-complex="pt" style:country-complex="PT"/>
    </style:style>
    <style:style style:name="T148" style:family="text">
      <style:text-properties officeooo:rsid="0017e9c9" style:font-name-asian="Arial1" style:font-name-complex="Arial1" style:language-complex="pt" style:country-complex="PT"/>
    </style:style>
    <style:style style:name="T149" style:family="text">
      <style:text-properties officeooo:rsid="00169323" style:font-name-asian="Arial1" style:font-name-complex="Arial1" style:language-complex="pt" style:country-complex="PT"/>
    </style:style>
    <style:style style:name="T150" style:family="text">
      <style:text-properties officeooo:rsid="001530fc" style:font-name-asian="Arial1" style:font-name-complex="Arial1" style:language-complex="pt" style:country-complex="PT"/>
    </style:style>
    <style:style style:name="T151" style:family="text">
      <style:text-properties style:font-name-asian="Arial1" style:font-name-complex="Arial1" style:language-complex="pt" style:country-complex="PT" style:font-weight-complex="bold"/>
    </style:style>
    <style:style style:name="T152" style:family="text">
      <style:text-properties officeooo:rsid="001530fc" style:font-name-asian="Arial1" style:font-name-complex="Arial1" style:language-complex="pt" style:country-complex="PT" style:font-weight-complex="bold"/>
    </style:style>
    <style:style style:name="T153" style:family="text">
      <style:text-properties fo:background-color="#ffffff" loext:char-shading-value="0" style:font-name-complex="Arial1"/>
    </style:style>
    <style:style style:name="T154" style:family="text">
      <style:text-properties officeooo:rsid="0013405f" fo:background-color="#ffffff" loext:char-shading-value="0" style:font-name-complex="Arial1"/>
    </style:style>
    <style:style style:name="T155" style:family="text">
      <style:text-properties officeooo:rsid="0017e9c9" fo:background-color="#ffffff" loext:char-shading-value="0" style:font-name-complex="Arial1"/>
    </style:style>
    <style:style style:name="T156" style:family="text">
      <style:text-properties fo:font-size="12pt" fo:font-weight="bold" style:font-name-asian="Arial1" style:font-size-asian="12pt" style:font-weight-asian="bold" style:font-name-complex="Arial1" style:font-size-complex="12pt" style:language-complex="pt" style:country-complex="PT"/>
    </style:style>
    <style:style style:name="T157" style:family="text">
      <style:text-properties fo:font-size="12pt" fo:font-weight="bold" officeooo:rsid="003adbfd" style:font-name-asian="Arial1" style:font-size-asian="12pt" style:font-weight-asian="bold" style:font-name-complex="Arial1" style:font-size-complex="12pt" style:language-complex="pt" style:country-complex="PT"/>
    </style:style>
    <style:style style:name="T158" style:family="text">
      <style:text-properties fo:font-size="12pt" fo:font-weight="bold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159" style:family="text">
      <style:text-properties fo:font-size="12pt" fo:font-weight="bold" officeooo:rsid="003adbfd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160" style:family="text">
      <style:text-properties fo:font-size="12pt" fo:font-weight="bold" officeooo:rsid="0033ee90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161" style:family="text">
      <style:text-properties fo:font-size="12pt" fo:font-weight="bold" officeooo:rsid="006feba4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162" style:family="text">
      <style:text-properties fo:font-size="12pt" fo:font-weight="bold" officeooo:rsid="0013405f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163" style:family="text">
      <style:text-properties fo:font-size="12pt" fo:font-weight="bold" officeooo:rsid="00923315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164" style:family="text">
      <style:text-properties fo:font-size="12pt" fo:font-weight="bold" officeooo:rsid="005831da" style:font-name-asian="Arial1" style:font-size-asian="12pt" style:font-weight-asian="bold" style:font-name-complex="Arial1" style:font-size-complex="12pt" style:language-complex="pt" style:country-complex="PT"/>
    </style:style>
    <style:style style:name="T165" style:family="text">
      <style:text-properties fo:font-size="12pt" fo:font-weight="normal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66" style:family="text">
      <style:text-properties fo:font-size="12pt" fo:font-weight="normal" officeooo:rsid="005831da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67" style:family="text">
      <style:text-properties fo:font-size="12pt" fo:font-weight="normal" officeooo:rsid="005b6cb5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68" style:family="text">
      <style:text-properties fo:font-size="12pt" fo:font-weight="normal" officeooo:rsid="005d1822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69" style:family="text">
      <style:text-properties fo:font-size="12pt" fo:font-weight="normal" officeooo:rsid="0033ee90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70" style:family="text">
      <style:text-properties officeooo:rsid="008c2915"/>
    </style:style>
    <style:style style:name="T171" style:family="text">
      <style:text-properties officeooo:rsid="008e9119"/>
    </style:style>
    <style:style style:name="T172" style:family="text">
      <style:text-properties officeooo:rsid="0097f12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João Paulo Hotequil</text:p>
      <text:h text:style-name="P38" text:outline-level="2"><text:span text:style-name="T5">Minha página na web: </text:span><text:a xlink:type="simple" xlink:href="https://hotequil.tech/" text:style-name="Internet_20_link" text:visited-style-name="Visited_20_Internet_20_Link"><text:span text:style-name="T9">https://hotequil.tech</text:span></text:a><text:span text:style-name="T5"> (</text:span><text:span text:style-name="T6">portfólio</text:span><text:span text:style-name="T5">). </text:span><text:span text:style-name="T3">Para informações </text:span><text:span text:style-name="T4">pessoais</text:span><text:span text:style-name="T3">, </text:span><text:span text:style-name="T4">peço que </text:span><text:span text:style-name="T3">favor entr</text:span><text:span text:style-name="T4">e</text:span><text:span text:style-name="T3"> em contato </text:span><text:span text:style-name="T4">comigo </text:span><text:span text:style-name="T3">pelo e</text:span><text:span text:style-name="T2">-mail </text:span><text:a xlink:type="simple" xlink:href="mailto:hotequil@protonmail.com" text:style-name="Internet_20_link" text:visited-style-name="Visited_20_Internet_20_Link"><text:span text:style-name="T28">h</text:span></text:a><text:a xlink:type="simple" xlink:href="mailto:joaohotequil@gmail.com" text:style-name="ListLabel_20_12" text:visited-style-name="ListLabel_20_12"><text:span text:style-name="Internet_20_link"><text:span text:style-name="T27">otequil@</text:span></text:span></text:a><text:a xlink:type="simple" xlink:href="mailto:joaohotequil@gmail.com" text:style-name="ListLabel_20_12" text:visited-style-name="ListLabel_20_12"><text:span text:style-name="Internet_20_link"><text:span text:style-name="T29">protonmail</text:span></text:span></text:a><text:a xlink:type="simple" xlink:href="mailto:joaohotequil@gmail.com" text:style-name="ListLabel_20_12" text:visited-style-name="ListLabel_20_12"><text:span text:style-name="Internet_20_link"><text:span text:style-name="T61">.com</text:span></text:span></text:a><text:span text:style-name="Internet_20_link"><text:span text:style-name="T7">, </text:span></text:span><text:span text:style-name="Internet_20_link"><text:span text:style-name="T8">desde já agradeço</text:span></text:span><text:span text:style-name="Internet_20_link"><text:span text:style-name="T1">. </text:span></text:span></text:h>
      <text:h text:style-name="P36" text:outline-level="1"/>
      <text:h text:style-name="P34" text:outline-level="1"><text:span text:style-name="T110">O que eu tenho a dizer</text:span><text:span text:style-name="T109">:</text:span></text:h>
      <text:p text:style-name="P33">O meu nome é João Paulo Hotequil, trabalho desde os 14 anos de idade na área de TI, mexendo com hardware, com 16 anos decidi iniciar a jornada nos códigos, criei uma rotina de estudos sólida, com isso consegui o meu primeiro emprego como programador, busco sempre me aperfeiçoar com cursos e certificações que viso e almejo obter para implementar o conhecimento que aprendi onde trabalho e nos meus projetos pessoais. Acredito muito na tecnologia como um meio para descentralização da sociedade, barateamento de custos, geração de empregos e facilitação geral da vida de todos, porém para isso precisamos de pessoas capacitadas, curiosas, focadas, que saibam trabalhar em equipe, tenham vontade de aprender e compartilhar conhecimento, também que gostem de achar soluções para resolver diferentes problemas, tendo sempre visão na acessibilidade, responsividade, performance, semântica, usabilidade, inclusão, <text:span text:style-name="T170">testes,</text:span> <text:span text:style-name="T170">segurança, SEO, padrões </text:span><text:span text:style-name="T171">de </text:span><text:span text:style-name="T170">qualidade </text:span>e bom design, e eu trabalho todos os dias para evoluir esses pontos!</text:p>
      <text:p text:style-name="P11"/>
      <text:h text:style-name="P34" text:outline-level="1"><text:span text:style-name="T113">Formações</text:span><text:span text:style-name="T109">:</text:span></text:h>
      <text:h text:style-name="P37" text:outline-level="1"><text:span text:style-name="lt-line-clamp_5f__5f_raw-line"><text:span text:style-name="T104">[fevereiro de </text:span></text:span><text:span text:style-name="lt-line-clamp_5f__5f_raw-line"><text:span text:style-name="T105">2021</text:span></text:span><text:span text:style-name="lt-line-clamp_5f__5f_raw-line"><text:span text:style-name="T104"> – </text:span></text:span><text:span text:style-name="lt-line-clamp_5f__5f_raw-line"><text:span text:style-name="T105">até o momento</text:span></text:span><text:span text:style-name="lt-line-clamp_5f__5f_raw-line"><text:span text:style-name="T104">] </text:span></text:span><text:span text:style-name="lt-line-clamp_5f__5f_raw-line"><text:span text:style-name="T105">FIAP</text:span></text:span><text:span text:style-name="lt-line-clamp_5f__5f_raw-line"><text:span text:style-name="T104"> | </text:span></text:span><text:span text:style-name="lt-line-clamp_5f__5f_raw-line"><text:span text:style-name="T106">Online</text:span></text:span><text:span text:style-name="lt-line-clamp_5f__5f_raw-line"><text:span text:style-name="T104">: </text:span></text:span><text:span text:style-name="lt-line-clamp_5f__5f_raw-line"><text:span text:style-name="T100">estou cursando sistemas de informação </text:span></text:span><text:span text:style-name="lt-line-clamp_5f__5f_raw-line"><text:span text:style-name="T102">(</text:span></text:span><text:span text:style-name="lt-line-clamp_5f__5f_raw-line"><text:span text:style-name="T100">bacharelado</text:span></text:span><text:span text:style-name="lt-line-clamp_5f__5f_raw-line"><text:span text:style-name="T102">)</text:span></text:span><text:span text:style-name="lt-line-clamp_5f__5f_raw-line"><text:span text:style-name="T101">.</text:span></text:span></text:h>
      <text:p text:style-name="P12"><text:span text:style-name="T115">[fevereiro de 2018 – dezembro de 20</text:span><text:span text:style-name="T116">19</text:span><text:span text:style-name="T115">] </text:span><text:span text:style-name="T117">E.E.B. Professor Honório Miranda | Gaspar, Santa Catarina: </text:span><text:span text:style-name="T134">c</text:span><text:span text:style-name="T107">ursei o segundo e terceiro ano do ensino médio.</text:span></text:p>
      <text:p text:style-name="P12"><text:span text:style-name="T115">[fevereiro de 2006 – dezembro de 2017] </text:span><text:span text:style-name="T117">Madre Francisca Lampel | Gaspar, Santa Catarina: </text:span><text:span text:style-name="T134">c</text:span><text:span text:style-name="T108">ursei o ensino fundamental (I e II) e o primeiro ano do ensino médio.</text:span></text:p>
      <text:p text:style-name="P21"/>
      <text:h text:style-name="P35" text:outline-level="1"><text:soft-page-break/><text:span text:style-name="T111">E</text:span><text:span text:style-name="T109">specializações, </text:span><text:span text:style-name="T114">eventos,</text:span><text:span text:style-name="T109"> </text:span><text:span text:style-name="T112">t</text:span><text:span text:style-name="T109">reinamentos e cursos </text:span><text:span text:style-name="T113">(tenho algumas outras certificações que acabei não colocando aqui)</text:span><text:span text:style-name="T109">:</text:span></text:h>
      <text:p text:style-name="P10"><text:span text:style-name="T31">[</text:span><text:span text:style-name="T41">dezembro</text:span><text:span text:style-name="T31"> de 20</text:span><text:span text:style-name="T47">23</text:span><text:span text:style-name="T31"> – </text:span><text:span text:style-name="T41">dezembro</text:span><text:span text:style-name="T31"> de 20</text:span><text:span text:style-name="T47">23</text:span><text:span text:style-name="T31">] </text:span><text:span text:style-name="T44">Hackerspace</text:span><text:span text:style-name="T31"> </text:span><text:span text:style-name="T36">(</text:span><text:span text:style-name="T39">10</text:span><text:span text:style-name="T36"> horas)</text:span><text:span text:style-name="T31"> | </text:span><text:span text:style-name="T41">Blumenau</text:span><text:span text:style-name="T31">, Santa Catarina: </text:span><text:span text:style-name="T13">participei do evento </text:span><text:span text:style-name="T16">Dev Day</text:span><text:span text:style-name="T13"> </text:span><text:span text:style-name="T16">realizado pela Hackerspace</text:span><text:span text:style-name="T10">.</text:span></text:p>
      <text:p text:style-name="P25"><text:span text:style-name="T158">[</text:span><text:span text:style-name="T160">novembro</text:span><text:span text:style-name="T158"> de 20</text:span><text:span text:style-name="T161">2</text:span><text:span text:style-name="T163">3</text:span><text:span text:style-name="T158"> – </text:span><text:span text:style-name="T160">novembro</text:span><text:span text:style-name="T158"> de 20</text:span><text:span text:style-name="T161">2</text:span><text:span text:style-name="T163">3</text:span><text:span text:style-name="T158">] </text:span><text:span text:style-name="T160">Front in Floripa</text:span><text:span text:style-name="T158"> </text:span><text:span text:style-name="T162">(</text:span><text:span text:style-name="T161">10</text:span><text:span text:style-name="T162"> horas)</text:span><text:span text:style-name="T158"> | </text:span><text:span text:style-name="T160">Florianópolis</text:span><text:span text:style-name="T158">, Santa Catarina: </text:span><text:span text:style-name="T169">participei do evento Front in Floripa</text:span><text:span text:style-name="T165">.</text:span></text:p>
      <text:p text:style-name="P9"><text:span text:style-name="T30">[100% concluído] </text:span><text:span text:style-name="T46">Performa_IT</text:span><text:span text:style-name="T31"> </text:span><text:span text:style-name="T45">(</text:span><text:span text:style-name="T55">1</text:span><text:span text:style-name="T54">.5</text:span><text:span text:style-name="T53"> horas</text:span><text:span text:style-name="T45">)</text:span><text:span text:style-name="T31"> | </text:span><text:span text:style-name="T43">Educação a distância</text:span><text:span text:style-name="T31">:</text:span><text:span text:style-name="T10"> </text:span><text:span text:style-name="T23">feito </text:span><text:span text:style-name="T24">treinamento interno sobre IA no apoio ao desenvolvimento de software.</text:span></text:p>
      <text:p text:style-name="P7"><text:span text:style-name="T30">[100% concluído]</text:span><text:span text:style-name="T56"> </text:span><text:span text:style-name="T31">Udemy </text:span><text:span text:style-name="T45">(</text:span><text:span text:style-name="T54">47.5</text:span><text:span text:style-name="T53"> horas</text:span><text:span text:style-name="T45">)</text:span><text:span text:style-name="T31"> | </text:span><text:span text:style-name="T43">Educação a distância</text:span><text:span text:style-name="T31">:</text:span><text:span text:style-name="T56"> </text:span><text:span text:style-name="T57">feito o curso de </text:span><text:span text:style-name="T98">NodeJS, TypeScript, TDD, DDD, Clean Architecture e SOLID </text:span><text:span text:style-name="T99">do Rodrigo Manguinho</text:span><text:span text:style-name="T60">.</text:span></text:p>
      <text:p text:style-name="P4"><text:span text:style-name="T31">[</text:span><text:span text:style-name="T40">abril</text:span><text:span text:style-name="T31"> de 20</text:span><text:span text:style-name="T39">2</text:span><text:span text:style-name="T40">3</text:span><text:span text:style-name="T31"> – </text:span><text:span text:style-name="T40">abril</text:span><text:span text:style-name="T39"> de 202</text:span><text:span text:style-name="T40">3</text:span><text:span text:style-name="T31">] </text:span><text:span text:style-name="T44">Hackerspace</text:span><text:span text:style-name="T31"> </text:span><text:span text:style-name="T36">(</text:span><text:span text:style-name="T40">8 </text:span><text:span text:style-name="T36">horas)</text:span><text:span text:style-name="T31"> | </text:span><text:span text:style-name="T40">Blumenau</text:span><text:span text:style-name="T31">, Santa Catarina: </text:span><text:span text:style-name="T13">participei do evento </text:span><text:span text:style-name="T14">FLISoL </text:span><text:span text:style-name="T15">feito pela Hackerspace</text:span><text:span text:style-name="T10">.</text:span></text:p>
      <text:p text:style-name="P3"><text:span text:style-name="T31">[</text:span><text:span text:style-name="T38">novembro</text:span><text:span text:style-name="T31"> de 20</text:span><text:span text:style-name="T39">22</text:span><text:span text:style-name="T31"> – </text:span><text:span text:style-name="T38">novembro</text:span><text:span text:style-name="T31"> de 20</text:span><text:span text:style-name="T39">22</text:span><text:span text:style-name="T31">] </text:span><text:span text:style-name="T38">Front in Floripa</text:span><text:span text:style-name="T31"> </text:span><text:span text:style-name="T36">(</text:span><text:span text:style-name="T39">10</text:span><text:span text:style-name="T36"> horas)</text:span><text:span text:style-name="T31"> | </text:span><text:span text:style-name="T38">Florianópolis</text:span><text:span text:style-name="T31">, Santa Catarina: </text:span><text:span text:style-name="T13">participei do evento Front in Floripa</text:span><text:span text:style-name="T10">.</text:span></text:p>
      <text:p text:style-name="P1"><text:span text:style-name="T31">[</text:span><text:span text:style-name="T32">julho</text:span><text:span text:style-name="T31"> de </text:span><text:span text:style-name="T33">202</text:span><text:span text:style-name="T34">2</text:span><text:span text:style-name="T31"> – </text:span><text:span text:style-name="T32">julho</text:span><text:span text:style-name="T31"> de </text:span><text:span text:style-name="T33">202</text:span><text:span text:style-name="T34">2</text:span><text:span text:style-name="T31">] </text:span><text:span text:style-name="T35">Apex</text:span><text:span text:style-name="T31"> </text:span><text:span text:style-name="T36">(</text:span><text:span text:style-name="T37">4</text:span><text:span text:style-name="T36"> horas)</text:span><text:span text:style-name="T31"> | Blumenau, Santa Catarina: </text:span><text:span text:style-name="T11">participei de um workshop sobre </text:span><text:span text:style-name="T12">soft skills</text:span><text:span text:style-name="T10">.</text:span></text:p>
      <text:p text:style-name="P28"><text:span text:style-name="T73">[</text:span><text:span text:style-name="T74">abril</text:span><text:span text:style-name="T73"> de </text:span><text:span text:style-name="T75">202</text:span><text:span text:style-name="T74">2</text:span><text:span text:style-name="T73"> – </text:span><text:span text:style-name="T74">abril</text:span><text:span text:style-name="T73"> de </text:span><text:span text:style-name="T75">202</text:span><text:span text:style-name="T74">2</text:span><text:span text:style-name="T73">] </text:span><text:span text:style-name="T76">Apex</text:span><text:span text:style-name="T73"> </text:span><text:span text:style-name="T77">(</text:span><text:span text:style-name="T78">4</text:span><text:span text:style-name="T77"> horas)</text:span><text:span text:style-name="T73"> | Blumenau, Santa Catarina: </text:span><text:span text:style-name="T63">participei de um workshop sobre </text:span><text:span text:style-name="T64">cultura organizacional das empresas de tecnologia</text:span><text:span text:style-name="T62">.</text:span></text:p>
      <text:p text:style-name="P23"><text:span text:style-name="T156">[</text:span><text:span text:style-name="T157">100% concluído</text:span><text:span text:style-name="T156">] </text:span><text:span text:style-name="T164">TestDome </text:span><text:span text:style-name="T158">| </text:span><text:span text:style-name="T159">Educação a distância</text:span><text:span text:style-name="T158">: </text:span><text:span text:style-name="T166">realizei um treinamento com questões sobre </text:span><text:span text:style-name="T168">Node.js</text:span><text:span text:style-name="T165">.</text:span></text:p>
      <text:p text:style-name="P23"><text:span text:style-name="T156">[</text:span><text:span text:style-name="T157">100% concluído</text:span><text:span text:style-name="T156">] </text:span><text:span text:style-name="T164">TestDome </text:span><text:span text:style-name="T158">| </text:span><text:span text:style-name="T159">Educação a distância</text:span><text:span text:style-name="T158">: </text:span><text:span text:style-name="T166">realizei um treinamento com questões sobre </text:span><text:span text:style-name="T168">JavaScript with jQuery</text:span><text:span text:style-name="T165">.</text:span></text:p>
      <text:p text:style-name="P24"><text:span text:style-name="T156">[</text:span><text:span text:style-name="T157">100% concluído</text:span><text:span text:style-name="T156">] </text:span><text:span text:style-name="T164">TestDome </text:span><text:span text:style-name="T158">| </text:span><text:span text:style-name="T159">Educação a distância</text:span><text:span text:style-name="T158">: </text:span><text:span text:style-name="T166">realizei um treinamento com questões sobre </text:span><text:span text:style-name="T168">Vue.js.</text:span></text:p>
      <text:p text:style-name="P24"><text:span text:style-name="T156">[</text:span><text:span text:style-name="T157">100% concluído</text:span><text:span text:style-name="T156">] </text:span><text:span text:style-name="T164">TestDome </text:span><text:span text:style-name="T158">| </text:span><text:span text:style-name="T159">Educação a distância</text:span><text:span text:style-name="T158">: </text:span><text:span text:style-name="T166">realizei um treinamento com questões sobre </text:span><text:span text:style-name="T167">TypeScript </text:span><text:span text:style-name="T168">e JavaScript.</text:span></text:p>
      <text:p text:style-name="P29"><text:span text:style-name="T72">[</text:span><text:span text:style-name="T81">100% concluído</text:span><text:span text:style-name="T72">] </text:span><text:span text:style-name="T82">TestDome </text:span><text:span text:style-name="T73">| </text:span><text:span text:style-name="T79">Educação a distância</text:span><text:span text:style-name="T73">: </text:span><text:span text:style-name="T65">realizei um treinamento com questões sobre </text:span><text:span text:style-name="T66">Angular e TypeScript.</text:span></text:p>
      <text:p text:style-name="P30"><text:span text:style-name="T72">[</text:span><text:span text:style-name="T81">100% concluído</text:span><text:span text:style-name="T72">] </text:span><text:span text:style-name="T82">TestDome </text:span><text:span text:style-name="T73">| </text:span><text:span text:style-name="T79">Educação a distância</text:span><text:span text:style-name="T73">: </text:span><text:span text:style-name="T65">realizei um treinamento com questões sobre </text:span><text:span text:style-name="T67">JavaScript.</text:span></text:p>
      <text:p text:style-name="P30"><text:span text:style-name="T72">[</text:span><text:span text:style-name="T81">100% concluído</text:span><text:span text:style-name="T72">] </text:span><text:span text:style-name="T82">TestDome </text:span><text:span text:style-name="T73">| </text:span><text:span text:style-name="T79">Educação a distância</text:span><text:span text:style-name="T73">: </text:span><text:span text:style-name="T65">realizei um treinamento com questões sobre Angular.</text:span></text:p>
      <text:p text:style-name="P30"><text:soft-page-break/><text:span text:style-name="T72">[</text:span><text:span text:style-name="T81">100% concluído</text:span><text:span text:style-name="T72">] </text:span><text:span text:style-name="T83">EW IT</text:span><text:span text:style-name="T84"> </text:span><text:span text:style-name="T79">(</text:span><text:span text:style-name="T80">16</text:span><text:span text:style-name="T79"> horas)</text:span><text:span text:style-name="T73"> | </text:span><text:span text:style-name="T79">Educação a distância</text:span><text:span text:style-name="T73">: </text:span><text:span text:style-name="T68">completei o curso de NodeJS.</text:span></text:p>
      <text:p text:style-name="P13"><text:span text:style-name="T115">[</text:span><text:span text:style-name="T130">100% concluído</text:span><text:span text:style-name="T115">] </text:span><text:span text:style-name="T131">FIAP – Nano Courses </text:span><text:span text:style-name="T123">(</text:span><text:span text:style-name="T124">60</text:span><text:span text:style-name="T123"> horas)</text:span><text:span text:style-name="T117"> | </text:span><text:span text:style-name="T123">Educação a distância</text:span><text:span text:style-name="T117">: </text:span><text:span text:style-name="T142">concluí </text:span><text:span text:style-name="T144">o </text:span><text:span text:style-name="T142">curso de </text:span><text:span text:style-name="T144">comunicação e semiótica nos Nano Courses.</text:span></text:p>
      <text:p text:style-name="P13"><text:span text:style-name="T115">[</text:span><text:span text:style-name="T130">100% concluído</text:span><text:span text:style-name="T115">] </text:span><text:span text:style-name="T123">Loiane Groner (28 horas)</text:span><text:span text:style-name="T117"> | </text:span><text:span text:style-name="T123">Educação a distância</text:span><text:span text:style-name="T117">: </text:span><text:span text:style-name="T142">concluí um curso de Angular pela plataforma online da Loiane Groner.</text:span></text:p>
      <text:p text:style-name="P13"><text:span text:style-name="T115">[</text:span><text:span text:style-name="T129">dezembro</text:span><text:span text:style-name="T115"> de </text:span><text:span text:style-name="T129">2020</text:span><text:span text:style-name="T115"> – </text:span><text:span text:style-name="T129">dezembro</text:span><text:span text:style-name="T115"> de </text:span><text:span text:style-name="T129">2020</text:span><text:span text:style-name="T115">] </text:span><text:span text:style-name="T129">Microsoft</text:span><text:span text:style-name="T117"> </text:span><text:span text:style-name="T118">(</text:span><text:span text:style-name="T121">2</text:span><text:span text:style-name="T118"> horas)</text:span><text:span text:style-name="T117"> | Blumenau, Santa Catarina: </text:span><text:span text:style-name="T140">realizei o exame 70-480 da Microsoft na ProWay com perguntas de HTML5, CSS3 e JavaScript, minha pontuação final foi de 909 pontos.</text:span></text:p>
      <text:p text:style-name="P13"><text:span text:style-name="T117">[</text:span><text:span text:style-name="T122">outubro</text:span><text:span text:style-name="T117"> de </text:span><text:span text:style-name="T121">2020</text:span><text:span text:style-name="T117"> – </text:span><text:span text:style-name="T122">outubro</text:span><text:span text:style-name="T117"> de </text:span><text:span text:style-name="T121">2020</text:span><text:span text:style-name="T117">] </text:span><text:span text:style-name="T122">Apex</text:span><text:span text:style-name="T117"> </text:span><text:span text:style-name="T118">(</text:span><text:span text:style-name="T122">3</text:span><text:span text:style-name="T118"> horas)</text:span><text:span text:style-name="T117"> | Blumenau, Santa Catarina: </text:span><text:span text:style-name="T141">participei de um workshop sobre empreendedorismo.</text:span></text:p>
      <text:p text:style-name="P20"><text:span text:style-name="T117">[</text:span><text:span text:style-name="T122">outubro</text:span><text:span text:style-name="T117"> de </text:span><text:span text:style-name="T121">2020</text:span><text:span text:style-name="T117"> – </text:span><text:span text:style-name="T122">outubro</text:span><text:span text:style-name="T117"> de </text:span><text:span text:style-name="T121">2020</text:span><text:span text:style-name="T117">] </text:span><text:span text:style-name="T122">Apex</text:span><text:span text:style-name="T117"> </text:span><text:span text:style-name="T118">(</text:span><text:span text:style-name="T122">3</text:span><text:span text:style-name="T118"> horas)</text:span><text:span text:style-name="T117"> | Blumenau, Santa Catarina: </text:span><text:span text:style-name="T141">participei de um workshop sobre planejamento de carreira</text:span><text:span text:style-name="T133">.</text:span></text:p>
      <text:p text:style-name="P6"><text:span text:style-name="T31">[</text:span><text:span text:style-name="T42">setembro</text:span><text:span text:style-name="T31"> de 20</text:span><text:span text:style-name="T42">20</text:span><text:span text:style-name="T31"> – </text:span><text:span text:style-name="T42">setembro</text:span><text:span text:style-name="T31"> de 20</text:span><text:span text:style-name="T42">20</text:span><text:span text:style-name="T31">] </text:span><text:span text:style-name="T44">DB1 Group</text:span><text:span text:style-name="T31"> </text:span><text:span text:style-name="T36">(</text:span><text:span text:style-name="T39">1</text:span><text:span text:style-name="T42">2</text:span><text:span text:style-name="T36"> horas)</text:span><text:span text:style-name="T31"> | </text:span><text:span text:style-name="T43">Educação a distância</text:span><text:span text:style-name="T31">: </text:span><text:span text:style-name="T13">participei do evento </text:span><text:span text:style-name="T17">do dia do programador chamado de Hey</text:span><text:span text:style-name="T16">Day</text:span><text:span text:style-name="T13"> </text:span><text:span text:style-name="T16">realizado pela </text:span><text:span text:style-name="T17">DB1 Group</text:span><text:span text:style-name="T10">.</text:span></text:p>
      <text:p text:style-name="P5"><text:span text:style-name="T31">[</text:span><text:span text:style-name="T41">dezembro</text:span><text:span text:style-name="T31"> de 2019 – </text:span><text:span text:style-name="T41">dezembro</text:span><text:span text:style-name="T31"> de 2019] </text:span><text:span text:style-name="T44">Hackerspace</text:span><text:span text:style-name="T31"> </text:span><text:span text:style-name="T36">(</text:span><text:span text:style-name="T39">10</text:span><text:span text:style-name="T36"> horas)</text:span><text:span text:style-name="T31"> | </text:span><text:span text:style-name="T41">Blumenau</text:span><text:span text:style-name="T31">, Santa Catarina: </text:span><text:span text:style-name="T13">participei do evento </text:span><text:span text:style-name="T16">Dev Day</text:span><text:span text:style-name="T13"> </text:span><text:span text:style-name="T16">realizado pela Hackerspace</text:span><text:span text:style-name="T10">.</text:span></text:p>
      <text:p text:style-name="P2"><text:span text:style-name="T31">[</text:span><text:span text:style-name="T38">novembro</text:span><text:span text:style-name="T31"> de 2019 – </text:span><text:span text:style-name="T38">novembro</text:span><text:span text:style-name="T31"> de 2019] </text:span><text:span text:style-name="T38">Front in Floripa</text:span><text:span text:style-name="T31"> </text:span><text:span text:style-name="T36">(</text:span><text:span text:style-name="T39">10</text:span><text:span text:style-name="T36"> horas)</text:span><text:span text:style-name="T31"> | </text:span><text:span text:style-name="T38">Florianópolis</text:span><text:span text:style-name="T31">, Santa Catarina: </text:span><text:span text:style-name="T13">participei do evento Front in Floripa</text:span><text:span text:style-name="T10">.</text:span></text:p>
      <text:p text:style-name="P14"><text:span text:style-name="T115">[janeiro de 2019 – junho de 2019]</text:span><text:span text:style-name="T145"> </text:span><text:span text:style-name="T117">Apex </text:span><text:span text:style-name="T118">(180 horas)</text:span><text:span text:style-name="T117"> | Blumenau, Santa Catarina: </text:span><text:span text:style-name="T134">t</text:span><text:span text:style-name="T133">reinamento de alta performance de desenvolvimento e programação </text:span><text:span text:style-name="T135">f</text:span><text:span text:style-name="T133">ront-end </text:span><text:span text:style-name="T136">usando</text:span><text:span text:style-name="T133"> HTML5, CSS3 </text:span><text:span text:style-name="T137">(SASS e SCSS)</text:span><text:span text:style-name="T133">, JavaScript, TypeScript, testes, Angular 6, ReactJS, VueJS, Git </text:span><text:span text:style-name="T136">e </text:span><text:span text:style-name="T133">GitHub, </text:span><text:span text:style-name="T136">W</text:span><text:span text:style-name="T133">ebpack </text:span><text:span text:style-name="T136">e</text:span><text:span text:style-name="T133"> Gulp.</text:span></text:p>
      <text:p text:style-name="P14"><text:span text:style-name="T115">[dezembro de 2018 - dezembro de 2018]</text:span><text:span text:style-name="T145"> </text:span><text:span text:style-name="T117">Apex </text:span><text:span text:style-name="T118">(16 horas)</text:span><text:span text:style-name="T117"> | Blumenau, Santa Catarina: </text:span><text:span text:style-name="T134">tr</text:span><text:span text:style-name="T133">einamento de alta performance de </text:span><text:span text:style-name="T138">l</text:span><text:span text:style-name="T133">ógica de </text:span><text:span text:style-name="T138">p</text:span><text:span text:style-name="T133">rogramação </text:span><text:span text:style-name="T139">sobre</text:span><text:span text:style-name="T133"> boas práticas, manipulação de textos, criação de objetos, armazenamento de dados em listas e tópicos avançados </text:span><text:span text:style-name="T138">da linguagem</text:span><text:span text:style-name="T133">.</text:span></text:p>
      <text:p text:style-name="P15"><text:span text:style-name="T115">[dezembro de 2018 - dezembro de 2018]</text:span><text:span text:style-name="T145"> </text:span><text:span text:style-name="T117">Apex </text:span><text:span text:style-name="T118">(16 horas)</text:span><text:span text:style-name="T117"> | Blumenau, Santa Catarina: </text:span><text:span text:style-name="T134">t</text:span><text:span text:style-name="T133">reinamento</text:span><text:span text:style-name="T145"> de alta performance de </text:span><text:span text:style-name="T146">b</text:span><text:span text:style-name="T145">anco de </text:span><text:span text:style-name="T146">d</text:span><text:span text:style-name="T145">ados </text:span><text:span text:style-name="T146">sobre</text:span><text:span text:style-name="T145"> </text:span><text:span text:style-name="T153">instalação, configuração, conceitos básicos, comandos para manipulação de tabelas, texto </text:span><text:span text:style-name="T154">e</text:span><text:span text:style-name="T153"> data, operadores, </text:span><text:span text:style-name="T154">funções </text:span><text:span text:style-name="T153">básicas </text:span><text:span text:style-name="T154">e intermediárias</text:span><text:span text:style-name="T153">, normalização de dados, relacionamento entre tabelas, </text:span><text:span text:style-name="T154">unificação de </text:span><text:span text:style-name="T153">tabelas, realização de consultas, criação de views, indexação de tabelas, backup d</text:span><text:span text:style-name="T154">e</text:span><text:span text:style-name="T153"> dados e restaura</text:span><text:span text:style-name="T154">ção</text:span><text:span text:style-name="T153"> </text:span><text:span text:style-name="T154">d</text:span><text:span text:style-name="T153">as informações da base através do backup</text:span><text:span text:style-name="T145">.</text:span></text:p>
      <text:p text:style-name="P16"><text:soft-page-break/><text:span text:style-name="T115">[100% concluído]</text:span><text:span text:style-name="T145"> </text:span><text:span text:style-name="T117">Udemy </text:span><text:span text:style-name="T119">(</text:span><text:span text:style-name="T132">54 horas</text:span><text:span text:style-name="T119">)</text:span><text:span text:style-name="T117"> | </text:span><text:span text:style-name="T123">Educação a distância</text:span><text:span text:style-name="T117">:</text:span><text:span text:style-name="T145"> </text:span><text:span text:style-name="T147">t</text:span><text:span text:style-name="T145">reinamento básico de desenvolvimento e programação </text:span><text:span text:style-name="T148">f</text:span><text:span text:style-name="T145">ront-end </text:span><text:span text:style-name="T148">utilizando</text:span><text:span text:style-name="T145"> </text:span><text:span text:style-name="T153">HTML5, CSS3 </text:span><text:span text:style-name="T155">e</text:span><text:span text:style-name="T153"> J</text:span><text:span text:style-name="T155">ava</text:span><text:span text:style-name="T153">S</text:span><text:span text:style-name="T155">cript</text:span><text:span text:style-name="T153"> e</text:span><text:span text:style-name="T155">m cinco</text:span><text:span text:style-name="T153"> </text:span><text:span text:style-name="T155">p</text:span><text:span text:style-name="T153">rojetos.</text:span></text:p>
      <text:p text:style-name="P16"><text:span text:style-name="T115">[100% concluído]</text:span><text:span text:style-name="T145"> </text:span><text:span text:style-name="T117">Udemy </text:span><text:span text:style-name="T120">(10 horas)</text:span><text:span text:style-name="T117"> | </text:span><text:span text:style-name="T123">Educação a distância</text:span><text:span text:style-name="T117">:</text:span><text:span text:style-name="T145"> </text:span><text:span text:style-name="T147">t</text:span><text:span text:style-name="T145">reinamento básico de inglês </text:span><text:span text:style-name="T149">sobre</text:span><text:span text:style-name="T145"> </text:span><text:span text:style-name="T149">metodologia </text:span><text:span text:style-name="T145">para ser fluente.</text:span><text:bookmark text:name="_GoBack"/></text:p>
      <text:p text:style-name="P17"><text:span text:style-name="T115">[setembro de 2018 – fevereiro de 2019]</text:span><text:span text:style-name="T145"> </text:span><text:span text:style-name="T117">Instituto Mix </text:span><text:span text:style-name="T119">(96 horas)</text:span><text:span text:style-name="T117"> | Gaspar, Santa Catarina:</text:span><text:span text:style-name="T145"> </text:span><text:span text:style-name="T134">t</text:span><text:span text:style-name="T133">reinamento</text:span><text:span text:style-name="T145"> básico de </text:span><text:span text:style-name="T150">m</text:span><text:span text:style-name="T145">ontagem e </text:span><text:span text:style-name="T150">m</text:span><text:span text:style-name="T145">anutenção </text:span><text:span text:style-name="T150">de</text:span><text:span text:style-name="T145"> hardware e redes.</text:span></text:p>
      <text:p text:style-name="P17"><text:span text:style-name="T115">[maio de 2017 – outubro de 2018]</text:span><text:span text:style-name="T145"> </text:span><text:span text:style-name="T117">GERAR </text:span><text:span text:style-name="T119">(1280 horas)</text:span><text:span text:style-name="T117"> | Gaspar e Blumenau, Santa Catarina: </text:span><text:span text:style-name="T134">c</text:span><text:span text:style-name="T133">urso</text:span><text:span text:style-name="T151"> de </text:span><text:span text:style-name="T152">a</text:span><text:span text:style-name="T151">dministração como menor aprendiz.</text:span></text:p>
      <text:p text:style-name="P41"><text:span text:style-name="T31">[</text:span><text:span text:style-name="T48">dezembro</text:span><text:span text:style-name="T31"> de 201</text:span><text:span text:style-name="T48">0</text:span><text:span text:style-name="T31"> – </text:span><text:span text:style-name="T48">dezembro </text:span><text:span text:style-name="T31">de 201</text:span><text:span text:style-name="T48">0</text:span><text:span text:style-name="T31">]</text:span><text:span text:style-name="T58"> </text:span><text:span text:style-name="T48">ABJ (Associação Brusquense de Judô</text:span><text:span text:style-name="T49">) </text:span><text:span text:style-name="T31">| Gaspar, Santa Catarina: </text:span><text:span text:style-name="T26">conquistei a faixa cinza (7</text:span><text:span text:style-name="T103">° kiu) no Judô em minha escola com o professor Alessandro Veber</text:span><text:span text:style-name="T58">.</text:span></text:p>
      <text:p text:style-name="P22"/>
      <text:p text:style-name="P26">Experiência:</text:p>
      <text:p text:style-name="P8"><text:span text:style-name="T30">[</text:span><text:span text:style-name="T50">outubro </text:span><text:span text:style-name="T30">de </text:span><text:span text:style-name="T51">202</text:span><text:span text:style-name="T50">1</text:span><text:span text:style-name="T30"> – </text:span><text:span text:style-name="T50">até o momento</text:span><text:span text:style-name="T30">] </text:span><text:span text:style-name="T52">Desenvolvedor front-end</text:span><text:span text:style-name="T30"> | </text:span><text:span text:style-name="T50">Performa_IT</text:span><text:span text:style-name="T30">: </text:span><text:span text:style-name="T18">c</text:span><text:span text:style-name="T19">omo desenvolvedor front-end eu trabalho em ecommerces, sites de crowdfunding e sistemas em geral. Fiz refatorações de telas para novas tecnologias, integrações com ChatGPT e Pix, funcionalidade de créditos de impacto e outras features. </text:span><text:span text:style-name="T20">Implementei diversas partes do Design System, ajudei na criação de épicos e tarefas, participei dos ritos do Scrum, interagi com QAs e designers. Previni problemas de segurança como injeção de scripts maliciosos, proteção de rotas e </text:span><text:span text:style-name="T21">remoção</text:span><text:span text:style-name="T20"> variáveis no escopo global. Adicionei pipelines para minificação de arquivos e melhorei a arquitetura de projetos. </text:span><text:span text:style-name="T19">Utilizo as tecnologias: React, Angular, AngularJS, NextJS, JavaScript, TypeScript, jQuery, Storybook, RxJS, HTML, CSS, SASS, Material Design, Bootstrap, Chakra UI, Git, Bitbucket, NPM, Yarn, </text:span><text:span text:style-name="T22">Gulp,</text:span><text:span text:style-name="T19"> GraphQL e NodeJS. Dou o meu máximo para entregar com a maior qualidade possível, gerando resultado e fazendo a diferença. Gosto de estar preocupado com a experiência dos usuários, sou aberto dando opiniões e questionando para entender o problema. Sempre através de trocas de ideias, soluções e revisões de códigos (pull requests), viso ajudar e auxiliar meus colegas de equipe, </text:span><text:span text:style-name="T20">apenas assim aprendemos juntos e melhoramos os produtos</text:span><text:span text:style-name="T19">.</text:span></text:p>
      <text:p text:style-name="P31"><text:span text:style-name="T72">[</text:span><text:span text:style-name="T86">janeiro</text:span><text:span text:style-name="T72"> de </text:span><text:span text:style-name="T86">2020</text:span><text:span text:style-name="T72"> – </text:span><text:span text:style-name="T85">setembro de 2021</text:span><text:span text:style-name="T72">] </text:span><text:span text:style-name="T87">Desenvolvedor front-end</text:span><text:span text:style-name="T72"> | </text:span><text:span text:style-name="T87">Velow </text:span><text:span text:style-name="T88">Sistemas</text:span><text:span text:style-name="T72">: </text:span><text:span text:style-name="T94">t</text:span><text:span text:style-name="T95">rabalh</text:span><text:span text:style-name="T96">ei </text:span><text:span text:style-name="T95">como desenvolvedor front-end criando e dando manutenção em aplicações web utilizando tecnologicas como HTML, CSS, SASS, JavaScript, TypeScript, jQuery, NPM, Git, Material Design, Web Socket, Firebase Web Push Notifications, Service Worker, RxJS, AngularJS e Angular, também ajudei na iniciativa </text:span><text:soft-page-break/><text:span text:style-name="T95">da implementação do HTTP2, na criação de uma Angular Library e auxiliando novos colegas de time</text:span><text:span text:style-name="T69">.</text:span></text:p>
      <text:p text:style-name="P18"><text:span text:style-name="T115">[maio de </text:span><text:span text:style-name="T127">2019</text:span><text:span text:style-name="T115"> – </text:span><text:span text:style-name="T126">dezembro de 2019</text:span><text:span text:style-name="T115">] </text:span><text:span text:style-name="T127">Estagiário de programação</text:span><text:span text:style-name="T115"> | </text:span><text:span text:style-name="T127">Velow </text:span><text:span text:style-name="T128">Sistemas</text:span><text:span text:style-name="T115">: </text:span><text:span text:style-name="T134">a</text:span><text:span text:style-name="T133">tuei como estagiário de programação </text:span><text:span text:style-name="T143">no time de front-end</text:span><text:span text:style-name="T133">, </text:span><text:span text:style-name="T143">após isso </text:span><text:span text:style-name="T133">consegui ser efetivado.</text:span></text:p>
      <text:p text:style-name="P32"><text:span text:style-name="T89">[</text:span><text:span text:style-name="T90">novembro</text:span><text:span text:style-name="T89"> de </text:span><text:span text:style-name="T91">201</text:span><text:span text:style-name="T90">8</text:span><text:span text:style-name="T89"> – </text:span><text:span text:style-name="T90">abril</text:span><text:span text:style-name="T92"> de 2019</text:span><text:span text:style-name="T89">] </text:span><text:span text:style-name="T90">Técnico de informática</text:span><text:span text:style-name="T89"> | </text:span><text:span text:style-name="T97">Autônomo</text:span><text:span text:style-name="T89">: </text:span><text:span text:style-name="T70">comecei a fazer manutenção em computadores e atender clientes</text:span><text:span text:style-name="T62">.</text:span></text:p>
      <text:p text:style-name="P19"><text:span text:style-name="T115">[maio de 2017 – outubro de 2018] Auxiliar de TI | Fazzenda Park Hotel: </text:span><text:span text:style-name="T134">e</text:span><text:span text:style-name="T133">u era um menor aprendiz, com 14 anos, tive muitas responsabilidades e ordens de serviço para fazer, ganhei muita experiência na parte de suporte.</text:span></text:p>
      <text:p text:style-name="P27"><text:span text:style-name="T72">[junho de 2016 – janeiro de 2017] </text:span><text:span text:style-name="T93">Locutor</text:span><text:span text:style-name="T72"> | Rádio Sentinela do Vale: </text:span><text:span text:style-name="T71">t</text:span><text:span text:style-name="T62">rabalhei com meu potencial de comunicação na rádio, apresentava um programa de entretenimento, chamado Variedades, junto de um colega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ystem-ui" svg:font-family="system-ui, apple-system, 'Segoe UI', Roboto, 'Helvetica Neue', Arial, 'Noto Sans', 'Liberation Sans', sans-serif, 'Apple Color Emoji', 'Segoe UI Emoji', 'Segoe UI Symbol', 'Noto Color Emoji'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7f7f7f" style:font-name="Arial" fo:font-size="11pt" fo:language="pt" fo:country="PT" style:letter-kerning="false" style:font-name-asian="Arial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7f7f7f" style:font-name="Arial" fo:font-size="11pt" fo:language="pt" fo:country="PT" style:letter-kerning="false" style:font-name-asian="Arial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30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564cm" fo:margin-bottom="0.353cm" loext:contextual-spacing="false" fo:line-height="100%" fo:keep-together="always" fo:keep-with-next="always"/>
      <style:text-properties fo:color="#151c3a"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41cm" fo:margin-bottom="0cm" loext:contextual-spacing="false" fo:keep-together="always" fo:keep-with-next="always"/>
      <style:text-properties fo:color="#25c0d5" style:font-name="Arial" fo:font-family="Arial" style:font-family-generic="roman" style:font-pitch="variable" style:font-name-asian="Arial1" style:font-family-asian="Arial" style:font-family-generic-asian="system" style:font-pitch-asian="variable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cm" fo:margin-bottom="0.353cm" loext:contextual-spacing="false" fo:keep-together="always" fo:keep-with-next="always"/>
      <style:text-properties fo:color="#151c3a" style:font-name="Arial" fo:font-family="Arial" style:font-family-generic="roman" style:font-pitch="variable" fo:font-size="12pt" style:font-name-asian="Arial1" style:font-family-asian="Arial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71cm" fo:margin-bottom="0cm" loext:contextual-spacing="false" fo:keep-together="always" fo:keep-with-next="always"/>
      <style:text-properties fo:color="#151c3a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71cm" fo:margin-bottom="0cm" loext:contextual-spacing="false" fo:keep-together="always" fo:keep-with-next="always"/>
      <style:text-properties fo:color="#25c0d5" style:font-name="Arial" fo:font-family="Arial" style:font-family-generic="roman" style:font-pitch="variable" style:font-name-asian="Arial1" style:font-family-asian="Arial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71cm" fo:margin-bottom="0cm" loext:contextual-spacing="false" fo:keep-together="always" fo:keep-with-next="always"/>
      <style:text-properties fo:color="#25c0d5" style:font-name="Arial" fo:font-family="Arial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DejaVu Sans" style:font-family-complex="'DejaVu Sans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71cm" fo:margin-bottom="0cm" loext:contextual-spacing="false" fo:keep-together="always" fo:keep-with-next="always"/>
      <style:text-properties fo:color="#25c0d5"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71cm" fo:margin-bottom="0cm" loext:contextual-spacing="false" fo:keep-together="always" fo:keep-with-next="always"/>
      <style:text-properties fo:color="#151c3a" style:font-name="Arial" fo:font-family="Arial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71cm" fo:margin-bottom="0cm" loext:contextual-spacing="false" fo:keep-together="always" fo:keep-with-next="always"/>
      <style:text-properties fo:color="#151c3a"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Title" style:family="paragraph" style:parent-style-name="Standard" style:default-outline-level="" style:class="chapter">
      <style:paragraph-properties fo:margin-top="0cm" fo:margin-bottom="0cm" loext:contextual-spacing="true" fo:line-height="100%"/>
      <style:text-properties fo:color="#151c3a" style:font-name="Arial" fo:font-family="Arial" style:font-family-generic="roman" style:font-pitch="variable" fo:font-size="34pt" fo:font-weight="bold" style:font-name-asian="Arial1" style:font-family-asian="Arial" style:font-family-generic-asian="system" style:font-pitch-asian="variable" style:font-size-asian="34pt" style:font-weight-asian="bold" style:font-name-complex="DejaVu Sans" style:font-family-complex="'DejaVu Sans'" style:font-family-generic-complex="system" style:font-pitch-complex="variable" style:font-size-complex="28pt"/>
    </style:style>
    <style:style style:name="Informações_20_de_20_Contacto" style:display-name="Informações de Contacto" style:family="paragraph" style:parent-style-name="Standard" style:default-outline-level="">
      <style:paragraph-properties fo:margin-top="0.282cm" fo:margin-bottom="1.199cm" loext:contextual-spacing="false" fo:line-height="100%"/>
      <style:text-properties fo:color="#25c0d5" style:font-name="Arial" fo:font-family="Arial" style:font-family-generic="roman" style:font-pitch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/>
    </style:style>
    <style:style style:name="List_20_Bullet" style:display-name="List Bullet" style:family="paragraph" style:parent-style-name="Standard" style:default-outline-level="">
      <style:paragraph-properties fo:margin-top="0cm" fo:margin-bottom="0.282cm" loext:contextual-spacing="true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/>
      <style:text-properties fo:color="#25c0d5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Block_20_Text" style:display-name="Block Text" style:family="paragraph" style:parent-style-name="Standard" style:default-outline-level="">
      <style:text-properties fo:font-size="15pt" style:font-name-asian="Arial1" style:font-family-asian="Arial" style:font-family-generic-asian="system" style:font-pitch-asian="variable" style:font-size-asian="15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ítulo_20_Char" style:display-name="Título Char" style:family="text" style:parent-style-name="Default_20_Paragraph_20_Font">
      <style:text-properties fo:color="#151c3a" style:font-name="Arial" fo:font-family="Arial" style:font-family-generic="roman" style:font-pitch="variable" fo:font-size="34pt" fo:font-weight="bold" style:font-name-asian="Arial1" style:font-family-asian="Arial" style:font-family-generic-asian="system" style:font-pitch-asian="variable" style:font-size-asian="34pt" style:font-weight-asian="bold" style:font-name-complex="DejaVu Sans" style:font-family-complex="'DejaVu Sans'" style:font-family-generic-complex="system" style:font-pitch-complex="variable" style:font-size-complex="28pt"/>
    </style:style>
    <style:style style:name="Título_20_1_20_Char" style:display-name="Título 1 Char" style:family="text" style:parent-style-name="Default_20_Paragraph_20_Font">
      <style:text-properties fo:color="#151c3a"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DejaVu Sans" style:font-family-complex="'DejaVu Sans'" style:font-family-generic-complex="system" style:font-pitch-complex="variable" style:font-size-complex="16pt"/>
    </style:style>
    <style:style style:name="Título_20_2_20_Char" style:display-name="Título 2 Char" style:family="text" style:parent-style-name="Default_20_Paragraph_20_Font">
      <style:text-properties fo:color="#25c0d5" style:font-name="Arial" fo:font-family="Arial" style:font-family-generic="roman" style:font-pitch="variable" style:font-name-asian="Arial1" style:font-family-asian="Arial" style:font-family-generic-asian="system" style:font-pitch-asian="variable" style:font-name-complex="DejaVu Sans" style:font-family-complex="'DejaVu Sans'" style:font-family-generic-complex="system" style:font-pitch-complex="variable" style:font-size-complex="13pt"/>
    </style:style>
    <style:style style:name="Título_20_3_20_Char" style:display-name="Título 3 Char" style:family="text" style:parent-style-name="Default_20_Paragraph_20_Font">
      <style:text-properties fo:color="#151c3a" style:font-name="Arial" fo:font-family="Arial" style:font-family-generic="roman" style:font-pitch="variable" fo:font-size="12pt" style:font-name-asian="Arial1" style:font-family-asian="Arial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Título_20_4_20_Char" style:display-name="Título 4 Char" style:family="text" style:parent-style-name="Default_20_Paragraph_20_Font">
      <style:text-properties fo:color="#151c3a"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DejaVu Sans" style:font-family-complex="'DejaVu Sans'" style:font-family-generic-complex="system" style:font-pitch-complex="variable" style:font-style-complex="italic"/>
    </style:style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>
      <style:text-properties fo:color="#25c0d5"/>
    </style:style>
    <style:style style:name="Texto_20_de_20_balão_20_Char" style:display-name="Texto de balão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ítulo_20_5_20_Char" style:display-name="Título 5 Char" style:family="text" style:parent-style-name="Default_20_Paragraph_20_Font">
      <style:text-properties fo:color="#25c0d5" style:font-name="Arial" fo:font-family="Arial" style:font-family-generic="roman" style:font-pitch="variable" style:font-name-asian="Arial1" style:font-family-asian="Arial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Título_20_6_20_Char" style:display-name="Título 6 Char" style:family="text" style:parent-style-name="Default_20_Paragraph_20_Font">
      <style:text-properties fo:color="#25c0d5" style:font-name="Arial" fo:font-family="Arial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DejaVu Sans" style:font-family-complex="'DejaVu Sans'" style:font-family-generic-complex="system" style:font-pitch-complex="variable"/>
    </style:style>
    <style:style style:name="Título_20_7_20_Char" style:display-name="Título 7 Char" style:family="text" style:parent-style-name="Default_20_Paragraph_20_Font">
      <style:text-properties fo:color="#25c0d5"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tyle-complex="italic"/>
    </style:style>
    <style:style style:name="Título_20_8_20_Char" style:display-name="Título 8 Char" style:family="text" style:parent-style-name="Default_20_Paragraph_20_Font">
      <style:text-properties fo:color="#151c3a" style:font-name="Arial" fo:font-family="Arial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Título_20_9_20_Char" style:display-name="Título 9 Char" style:family="text" style:parent-style-name="Default_20_Paragraph_20_Font">
      <style:text-properties fo:color="#151c3a"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Internet_20_link" style:display-name="Internet link" style:family="text" style:parent-style-name="Default_20_Paragraph_20_Font">
      <style:text-properties fo:color="#25c0d5" style:text-underline-style="solid" style:text-underline-width="auto" style:text-underline-color="font-color"/>
    </style:style>
    <style:style style:name="lt-line-clamp_5f__5f_raw-line" style:display-name="lt-line-clamp__raw-line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color="#25c0d5"/>
    </style:style>
    <style:style style:name="ListLabel_20_11" style:display-name="ListLabel 11" style:family="text">
      <style:text-properties fo:color="#000000" fo:font-size="12pt" style:text-underline-style="none" style:font-size-asian="12pt" style:font-name-complex="Arial1" style:font-family-complex="Arial" style:font-family-generic-complex="system" style:font-pitch-complex="variable" style:font-size-complex="12pt"/>
    </style:style>
    <style:style style:name="ListLabel_20_12" style:display-name="ListLabel 12" style:family="text">
      <style:text-properties fo:color="#0d0d0d" style:font-name="Arial" fo:font-family="Arial" style:font-family-generic="roman" style:font-pitch="variable" fo:font-size="12pt" style:text-underline-style="none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 style:language-complex="pt" style:country-complex="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13cm" fo:margin-bottom="1.702cm" fo:margin-left="2.413cm" fo:margin-right="2.41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13cm" fo:margin-bottom="2.54cm" fo:margin-left="2.413cm" fo:margin-right="2.41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dmin</meta:initial-creator>
    <meta:editing-cycles>133</meta:editing-cycles>
    <meta:print-date>2019-02-01T12:54:00</meta:print-date>
    <meta:creation-date>2018-01-13T12:08:00</meta:creation-date>
    <dc:date>2023-12-24T16:38:41.997117725</dc:date>
    <meta:editing-duration>PT11H17M31S</meta:editing-duration>
    <meta:generator>LibreOffice/6.4.7.2$Linux_X86_64 LibreOffice_project/40$Build-2</meta:generator>
    <meta:document-statistic meta:table-count="0" meta:image-count="0" meta:object-count="0" meta:page-count="5" meta:paragraph-count="48" meta:word-count="1385" meta:character-count="9257" meta:non-whitespace-character-count="789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